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writing-mode="lr-tb"/>
    </style:style>
    <style:style style:name="Table1.A" style:family="table-column">
      <style:table-column-properties style:column-width="2.2708in" style:rel-column-width="3270*"/>
    </style:style>
    <style:style style:name="Table1.B" style:family="table-column">
      <style:table-column-properties style:column-width="4.6542in" style:rel-column-width="6702*"/>
    </style:style>
    <style:style style:name="Table1.1" style:family="table-row">
      <style:table-row-properties style:keep-together="false" fo:keep-together="always"/>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B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B2" style:family="table-cell">
      <style:table-cell-properties style:vertical-align="top" fo:padding="0.0382in" fo:border-left="0.0069in solid #000000" fo:border-right="0.0069in solid #000000" fo:border-top="none" fo:border-bottom="0.0069in solid #000000" style:writing-mode="lr-tb"/>
    </style:style>
    <style:style style:name="Table1.A4" style:family="table-cell">
      <style:table-cell-properties style:vertical-align="middle" fo:padding="0.0382in" fo:border-left="0.0069in solid #000000" fo:border-right="none" fo:border-top="none" fo:border-bottom="0.0069in solid #000000" style:writing-mode="lr-tb"/>
    </style:style>
    <style:style style:name="Table2" style:family="table">
      <style:table-properties style:width="6.9063in" table:align="left" style:writing-mode="lr-tb"/>
    </style:style>
    <style:style style:name="Table2.A" style:family="table-column">
      <style:table-column-properties style:column-width="1.975in"/>
    </style:style>
    <style:style style:name="Table2.B" style:family="table-column">
      <style:table-column-properties style:column-width="1.9771in"/>
    </style:style>
    <style:style style:name="Table2.C" style:family="table-column">
      <style:table-column-properties style:column-width="2.9542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2.4" style:family="table-row">
      <style:table-row-properties style:min-row-height="0.8188in" style:keep-together="true" fo:keep-together="auto"/>
    </style:style>
    <style:style style:name="Table3" style:family="table">
      <style:table-properties style:width="6.925in" style:rel-width="100%" table:align="left" style:writing-mode="lr-tb"/>
    </style:style>
    <style:style style:name="Table3.A" style:family="table-column">
      <style:table-column-properties style:column-width="3.0694in" style:rel-column-width="4420*"/>
    </style:style>
    <style:style style:name="Table3.B" style:family="table-column">
      <style:table-column-properties style:column-width="3.8556in" style:rel-column-width="5552*"/>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B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B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925in" style:rel-width="100%" table:align="left" style:writing-mode="lr-tb"/>
    </style:style>
    <style:style style:name="Table5.A" style:family="table-column">
      <style:table-column-properties style:column-width="2.9653in" style:rel-column-width="4270*"/>
    </style:style>
    <style:style style:name="Table5.B" style:family="table-column">
      <style:table-column-properties style:column-width="3.9597in" style:rel-column-width="570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style>
    <style:style style:name="P2" style:family="paragraph" style:parent-style-name="Standard">
      <style:text-properties fo:color="#000000" style:text-underline-style="none" fo:font-weight="normal" style:font-weight-asian="normal" style:font-weight-complex="normal"/>
    </style:style>
    <style:style style:name="P3" style:family="paragraph" style:parent-style-name="Standard">
      <style:paragraph-properties style:snap-to-layout-grid="false"/>
      <style:text-properties fo:color="#000000" style:text-underline-style="none" fo:font-weight="normal" style:font-weight-asian="normal" style:font-weight-complex="normal"/>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9846in" fo:margin-right="0in" fo:text-indent="0in" style:auto-text-indent="false"/>
    </style:style>
    <style:style style:name="P7" style:family="paragraph" style:parent-style-name="Text_20_body">
      <style:paragraph-properties style:snap-to-layout-grid="false"/>
    </style:style>
    <style:style style:name="P8" style:family="paragraph" style:parent-style-name="Table_20_Contents">
      <style:paragraph-properties fo:margin-top="0in" fo:margin-bottom="0in"/>
    </style:style>
    <style:style style:name="P9" style:family="paragraph" style:parent-style-name="Standard" style:list-style-name="L1">
      <style:paragraph-properties style:snap-to-layout-grid="false"/>
      <style:text-properties fo:color="#000000" style:text-underline-style="none" fo:font-weight="normal" style:font-weight-asian="normal" style:font-weight-complex="normal"/>
    </style:style>
    <style:style style:name="P10" style:family="paragraph" style:parent-style-name="Standard" style:list-style-name="L2">
      <style:text-properties fo:color="#000000" style:text-underline-style="none" fo:font-weight="normal" style:font-weight-asian="normal" style:font-weight-complex="normal"/>
    </style:style>
    <style:style style:name="P11" style:family="paragraph" style:parent-style-name="Standard" style:list-style-name="L3">
      <style:paragraph-properties style:snap-to-layout-grid="false"/>
    </style:style>
    <style:style style:name="P12" style:family="paragraph" style:parent-style-name="Standard" style:list-style-name="L4"/>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Heading" style:master-page-name="Standard">
      <style:paragraph-properties fo:margin-top="0.1665in" fo:margin-bottom="0.0835in" fo:text-align="center" style:justify-single-word="false" style:page-number="auto"/>
    </style:style>
    <style:style style:name="P20"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style:style style:name="T6" style:family="text">
      <style:text-properties fo:color="#000000" style:text-underline-style="none" fo:font-weight="normal" style:font-weight-asian="normal" style:font-weight-complex="normal"/>
    </style:style>
    <style:style style:name="T7" style:family="text">
      <style:text-properties fo:color="#2323dc"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pecial Abilities Scripts</text:p>
      <text:p text:style-name="Standard"/>
      <text:p text:style-name="Standard"/>
      <text:p text:style-name="Standard">See also <text:a xlink:type="simple" xlink:href="../SASpecialAbilities.html">Special Abilities</text:a></text:p>
      <text:p text:style-name="Standard"/>
      <text:p text:style-name="Standard">Special ability scripts are called with zero parameters. Each has access to parameters via the function $GET_HOOK_PARAM(n).</text:p>
      <text:p text:style-name="Standard"/>
      <table:table table:name="Table1" table:style-name="Table1">
        <table:table-column table:style-name="Table1.A"/>
        <table:table-column table:style-name="Table1.B"/>
        <table:table-header-rows>
          <table:table-row table:style-name="Table1.1">
            <table:table-cell table:style-name="Table1.A1" office:value-type="string">
              <text:p text:style-name="P1">Parameter number</text:p>
            </table:table-cell>
            <table:table-cell table:style-name="Table1.B1" office:value-type="string">
              <text:p text:style-name="P1">Usage</text:p>
            </table:table-cell>
          </table:table-row>
        </table:table-header-rows>
        <table:table-row table:style-name="Table1.1">
          <table:table-cell table:style-name="Table1.A2" office:value-type="string">
            <text:p text:style-name="P1">0</text:p>
          </table:table-cell>
          <table:table-cell table:style-name="Table1.B2" office:value-type="string">
            <text:p text:style-name="P1">Result of previous script called for this hook.</text:p>
          </table:table-cell>
        </table:table-row>
        <table:table-row table:style-name="Table1.1">
          <table:table-cell table:style-name="Table1.A2" office:value-type="string">
            <text:p text:style-name="P1">1 – 4</text:p>
          </table:table-cell>
          <table:table-cell table:style-name="Table1.B2" office:value-type="string">
            <text:p text:style-name="P1">Not used....reserved for enhancements.</text:p>
          </table:table-cell>
        </table:table-row>
        <table:table-row table:style-name="Table1.1">
          <table:table-cell table:style-name="Table1.A4" office:value-type="string">
            <text:p text:style-name="P1">5 - 9</text:p>
          </table:table-cell>
          <table:table-cell table:style-name="Table1.B2" office:value-type="string">
            <text:p text:style-name="P1">Up to 5 parameters for particular hook scripts. The value of these parameters is described in each of the descriptions for particular hooks. Unused parameters will be initialized to empty strings. These five aparameters can be modified by the scripts using $SET_HOOK_PARAM(n). When a hook is activated, several special abilities may be examined and several scripts might be called. These five parameters are set before the call to the first script and are not modified for subsequent calls. Therefore, they may be used to communicate between several scripts.</text:p>
          </table:table-cell>
        </table:table-row>
      </table:table>
      <text:p text:style-name="Standard"/>
      <text:p text:style-name="Heading">Hooks</text:p>
      <text:p text:style-name="Standard">The rightmost column of this table lists the object or objects searched and the name of the script we search for. For example, 'spell/InvokeSpellOnTarget' means that we search the spell's special abilities looking for any special ability with an associated script named 'InvokeSpellOnTarget'.</text:p>
      <text:p text:style-name="Standard">Each of the script names listed in the rightmost column of this table is called within an 'SA Context'. This 'SA Context' provides information that the script can use to examine the particular characters, spells, items, etc that might be of interest. The documentation for each hook lists the 'SA contexts' that are valid for that particular hook. For example, a hook that determines if a spell can affect a particular target might like to know details of the spell and the target. There are simple functions to retrieve Special Abilities parameters from the objects represented by the 'SA Contexts' (example $SA_SPELL_GET) and to retrieve identifiers for the objects represented by the 'SA Contexts' (Example $ITEM).</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When</text:p>
          </table:table-cell>
          <table:table-cell table:style-name="Table2.A1" office:value-type="string">
            <text:p text:style-name="P1">Why</text:p>
          </table:table-cell>
          <table:table-cell table:style-name="Table2.C1" office:value-type="string">
            <text:p text:style-name="P1">Special Abilities / Script name</text:p>
          </table:table-cell>
        </table:table-row>
        <table:table-row table:style-name="Table2.1">
          <table:table-cell table:style-name="Table2.A2" office:value-type="string">
            <text:p text:style-name="P1">Display Adventure Menu</text:p>
          </table:table-cell>
          <table:table-cell table:style-name="Table2.A2" office:value-type="string">
            <text:p text:style-name="P1">Should we display "CAST" as a possible menu selection.</text:p>
          </table:table-cell>
          <table:table-cell table:style-name="Table2.C2" office:value-type="string">
            <text:p text:style-name="P1"/>
            <text:p text:style-name="P1"><text:span text:style-name="T6">Script Name: </text:span><text:a xlink:type="simple" xlink:href="../SACanCastSpells.html"><text:span text:style-name="T5">CanCastSpells</text:span></text:a></text:p>
            <text:p text:style-name="P3">Search List:</text:p>
            <text:list xml:id="list42401685" text:style-name="L1">
              <text:list-item>
                <text:p text:style-name="P9">Combatant (in combat only)</text:p>
              </text:list-item>
              <text:list-item>
                <text:p text:style-name="P9">Character</text:p>
              </text:list-item>
              <text:list-item>
                <text:p text:style-name="P9">Character's class</text:p>
              </text:list-item>
            </text:list>
          </table:table-cell>
        </table:table-row>
        <table:table-row table:style-name="Table2.1">
          <table:table-cell table:style-name="Table2.A2" office:value-type="string">
            <text:p text:style-name="P1">Display MAGIC menu</text:p>
            <text:p text:style-name="P1"/>
            <text:p text:style-name="P1"><text:soft-page-break/>Party Resting</text:p>
          </table:table-cell>
          <table:table-cell table:style-name="Table2.A2" office:value-type="string">
            <text:p text:style-name="P1">Should we display “MEMORIZE” as a menu <text:soft-page-break/>option.</text:p>
            <text:p text:style-name="P1"/>
            <text:p text:style-name="P1">Should character memorize spells while resting</text:p>
          </table:table-cell>
          <table:table-cell table:style-name="Table2.C2" office:value-type="string">
            <text:p text:style-name="P1">Character / <text:a xlink:type="simple" xlink:href="../SACanMemorizeSpells.html">CanMemorizeSpells</text:a></text:p>
            <text:p text:style-name="P1">class / <text:a xlink:type="simple" xlink:href="../SACanMemorizeSpells.html">CanMemorizeSpells</text:a></text:p>
            <text:p text:style-name="P1"><text:soft-page-break/>Global_Memorize / <text:a xlink:type="simple" xlink:href="../SACanMemorizeSpells.html">CanMemorizeSpells</text:a></text:p>
          </table:table-cell>
        </table:table-row>
        <table:table-row table:style-name="Table2.4">
          <table:table-cell table:style-name="Table2.A2" office:value-type="string">
            <text:p text:style-name="P1">At start of character's turn in combat.</text:p>
          </table:table-cell>
          <table:table-cell table:style-name="Table2.A2" office:value-type="string">
            <text:p text:style-name="P1">We want to determine the maximum number of steps the character or monster may take.</text:p>
          </table:table-cell>
          <table:table-cell table:style-name="Table2.C2" office:value-type="string">
            <text:p text:style-name="P1">Character / <text:a xlink:type="simple" xlink:href="../SAGetAdjMaxMovement.html"><text:span text:style-name="T5">GetAdjMaxMovement</text:span></text:a></text:p>
            <text:p text:style-name="P1">combatant / <text:a xlink:type="simple" xlink:href="../SAGetAdjMaxMovement.html"><text:span text:style-name="T5">GetAdjMaxMovement</text:span></text:a></text:p>
          </table:table-cell>
        </table:table-row>
        <table:table-row table:style-name="Table2.4">
          <table:table-cell table:style-name="Table2.A2" office:value-type="string">
            <text:p text:style-name="P1"><text:span text:style-name="T2">At start of each turn of combat.</text:span> </text:p>
          </table:table-cell>
          <table:table-cell table:style-name="Table2.A2" office:value-type="string">
            <text:p text:style-name="P1"><text:span text:style-name="T2">Determine if the combatant is able to fight. Commonly this means not sleeping or held or whatever.</text:span> </text:p>
          </table:table-cell>
          <table:table-cell table:style-name="Table2.C2" office:value-type="string">
            <text:p text:style-name="P7"><text:span text:style-name="T2">Character / </text:span><text:a xlink:type="simple" xlink:href="../SAIsCombatReady.html"><text:span text:style-name="T3">IsCombatReady</text:span></text:a></text:p>
            <text:p text:style-name="P7"><text:span text:style-name="T2">Combatant / </text:span><text:a xlink:type="simple" xlink:href="../SAIsCombatReady.html"><text:span text:style-name="T3">IsCombatReady</text:span></text:a></text:p>
          </table:table-cell>
        </table:table-row>
        <table:table-row table:style-name="Table2.1">
          <table:table-cell table:style-name="Table2.A2" office:value-type="string">
            <text:p text:style-name="P1">When a combatant's status is displayed.</text:p>
          </table:table-cell>
          <table:table-cell table:style-name="Table2.A2" office:value-type="string">
            <text:p text:style-name="P1">Get the text that describes the combatant's condition.</text:p>
          </table:table-cell>
          <table:table-cell table:style-name="Table2.C2" office:value-type="string">
            <text:p text:style-name="P1"><text:a xlink:type="simple" xlink:href="../SACharDisplayStatus.html"><text:span text:style-name="T5">CharDisplayStatus</text:span></text:a></text:p>
            <text:p text:style-name="P4"/>
          </table:table-cell>
        </table:table-row>
        <table:table-row table:style-name="Table2.1">
          <table:table-cell table:style-name="Table2.A2" office:value-type="string">
            <text:p text:style-name="P1">At the start of a combat round and during character creation.</text:p>
          </table:table-cell>
          <table:table-cell table:style-name="Table2.A2" office:value-type="string">
            <text:p text:style-name="P1">Determine the number of attacks per combat round.</text:p>
          </table:table-cell>
          <table:table-cell table:style-name="Table2.C2" office:value-type="string">
            <text:p text:style-name="P1">Character / <text:a xlink:type="simple" xlink:href="../SAGetNumberOfAttacks.html"><text:span text:style-name="T4">GetNumberOfAttacks</text:span></text:a></text:p>
            <text:p text:style-name="P1"><text:span text:style-name="T4">Combatant / </text:span><text:a xlink:type="simple" xlink:href="../SAGetNumberOfAttacks.html">GetNumberOfAttacks</text:a></text:p>
          </table:table-cell>
        </table:table-row>
        <table:table-row table:style-name="Table2.1">
          <table:table-cell table:style-name="Table2.A2" office:value-type="string">
            <text:p text:style-name="P1">When a character has been hit by an item in combat.</text:p>
          </table:table-cell>
          <table:table-cell table:style-name="Table2.A2" office:value-type="string">
            <text:p text:style-name="P1">Determine hitpoints to subtract.</text:p>
          </table:table-cell>
          <table:table-cell table:style-name="Table2.C2" office:value-type="string">
            <text:p text:style-name="P1">Target / <text:a xlink:type="simple" xlink:href="../SAGetITemTargetHitBonus.html"><text:span text:style-name="T4">GetITemTargetHitBonus</text:span></text:a></text:p>
            <text:p text:style-name="Standard">item / <text:a xlink:type="simple" xlink:href="../SAGetITemTargetHitBonus.html"><text:span text:style-name="T4">GetITemTargetHitBonus</text:span></text:a></text:p>
          </table:table-cell>
        </table:table-row>
        <table:table-row table:style-name="Table2.1">
          <table:table-cell table:style-name="Table2.A2" office:value-type="string">
            <text:p text:style-name="P1">When a Spell is cast</text:p>
          </table:table-cell>
          <table:table-cell table:style-name="Table2.A2" office:value-type="string">
            <text:p text:style-name="P1">Perform spell actions</text:p>
          </table:table-cell>
          <table:table-cell table:style-name="Table2.C2" office:value-type="string">
            <text:p text:style-name="P1">Spell / <text:a xlink:type="simple" xlink:href="../SAInvokeSpellOnTarget.html"><text:span text:style-name="T5">InvokeSpellOnTarget</text:span></text:a></text:p>
          </table:table-cell>
        </table:table-row>
        <table:table-row table:style-name="Table2.1">
          <table:table-cell table:style-name="Table2.A2" office:value-type="string">
            <text:p text:style-name="P1">Character casts 'Saving Throw'</text:p>
          </table:table-cell>
          <table:table-cell table:style-name="Table2.A2" office:value-type="string">
            <text:p text:style-name="P1">Compute adjustment to Dice Roll</text:p>
          </table:table-cell>
          <table:table-cell table:style-name="Table2.C2" office:value-type="string">
            <text:p text:style-name="P1">We search the caster, target, spell, and monster type for scripts that modify the five different types of saving throw.</text:p>
            <text:p text:style-name="P1"><text:a xlink:type="simple" xlink:href="../SASaveVs.html">See SaveVsXxxxx</text:a></text:p>
          </table:table-cell>
        </table:table-row>
        <table:table-row table:style-name="Table2.1">
          <table:table-cell table:style-name="Table2.A2" office:value-type="string">
            <text:p text:style-name="P1">Action Initiative assigned at start of combat round</text:p>
          </table:table-cell>
          <table:table-cell table:style-name="Table2.A2" office:value-type="string">
            <text:p text:style-name="P1">Adjust initiative</text:p>
          </table:table-cell>
          <table:table-cell table:style-name="Table2.C2" office:value-type="string">
            <text:p text:style-name="P1">Combatant / <text:a xlink:type="simple" xlink:href="../SAAdjustInitiative.html">AdjustInitiative</text:a></text:p>
            <text:p text:style-name="P1">Character / <text:a xlink:type="simple" xlink:href="../SAAdjustInitiative.html">AdjustInitiative</text:a></text:p>
            <text:p text:style-name="P1">MonsterType / <text:a xlink:type="simple" xlink:href="../SAAdjustInitiative.html">AdjustInitiative</text:a></text:p>
          </table:table-cell>
        </table:table-row>
        <table:table-row table:style-name="Table2.1">
          <table:table-cell table:style-name="Table2.A2" office:value-type="string">
            <text:p text:style-name="P1">The player attempts to Ready or UnReady an item.</text:p>
          </table:table-cell>
          <table:table-cell table:style-name="Table2.A2" office:value-type="string">
            <text:p text:style-name="P1">Decide if the action is allowed and print a message.</text:p>
          </table:table-cell>
          <table:table-cell table:style-name="Table2.C2" office:value-type="string">
            <text:p text:style-name="P1">Item / <text:a xlink:type="simple" xlink:href="../SACanReady.html">CanReady</text:a></text:p>
          </table:table-cell>
        </table:table-row>
        <table:table-row table:style-name="Table2.1">
          <table:table-cell table:style-name="Table2.A2" office:value-type="string">
            <text:p text:style-name="P1">An Item is 'Readied' or 'un-Readied'</text:p>
          </table:table-cell>
          <table:table-cell table:style-name="Table2.A2" office:value-type="string">
            <text:p text:style-name="P1">Designer Hook</text:p>
          </table:table-cell>
          <table:table-cell table:style-name="Table2.C2" office:value-type="string">
            <text:p text:style-name="P1">Item / <text:a xlink:type="simple" xlink:href="../SAOnReadyXxx.html">OnReady</text:a><text:span text:style-name="T5"> </text:span>or <text:a xlink:type="simple" xlink:href="../SAOnReadyXxx.html"><text:span text:style-name="T5">OnUnReady</text:span></text:a></text:p>
            <text:p text:style-name="P4"/>
          </table:table-cell>
        </table:table-row>
        <table:table-row table:style-name="Table2.1">
          <table:table-cell table:style-name="Table2.A2" office:value-type="string">
            <text:p text:style-name="P1">Start of Combat</text:p>
          </table:table-cell>
          <table:table-cell table:style-name="Table2.A2" office:value-type="string">
            <text:p text:style-name="P1">Designer Hook</text:p>
          </table:table-cell>
          <table:table-cell table:style-name="Table2.C2" office:value-type="string">
            <text:p text:style-name="P1">Combatant / <text:a xlink:type="simple" xlink:href="../SAOnStartCombat.html">PreStartCombat</text:a></text:p>
            <text:p text:style-name="P1">Combatant / <text:a xlink:type="simple" xlink:href="../SAOnStartCombat.html"><text:span text:style-name="T5">OnStartCombat</text:span></text:a></text:p>
          </table:table-cell>
        </table:table-row>
        <table:table-row table:style-name="Table2.1">
          <table:table-cell table:style-name="Table2.A2" office:value-type="string">
            <text:p text:style-name="P1">End of Combat</text:p>
          </table:table-cell>
          <table:table-cell table:style-name="Table2.A2" office:value-type="string">
            <text:p text:style-name="P1">Designer Hook</text:p>
          </table:table-cell>
          <table:table-cell table:style-name="Table2.C2" office:value-type="string">
            <text:p text:style-name="P1">Combatant / <text:a xlink:type="simple" xlink:href="../SAOnEndCombat.html"><text:span text:style-name="T5">OnEndCombat</text:span></text:a></text:p>
          </table:table-cell>
        </table:table-row>
        <table:table-row table:style-name="Table2.1">
          <table:table-cell table:style-name="Table2.A2" office:value-type="string">
            <text:p text:style-name="P1">Combat - Last weapon is used</text:p>
          </table:table-cell>
          <table:table-cell table:style-name="Table2.A2" office:value-type="string">
            <text:p text:style-name="P1">Designer Hook</text:p>
          </table:table-cell>
          <table:table-cell table:style-name="Table2.C2" office:value-type="string">
            <text:p text:style-name="P1">Character / <text:a xlink:type="simple" xlink:href="../SAOnUseLastWeapon.html"><text:span text:style-name="T5">OnUseLastWeapon</text:span></text:a></text:p>
          </table:table-cell>
        </table:table-row>
        <table:table-row table:style-name="Table2.1">
          <table:table-cell table:style-name="Table2.A2" office:value-type="string">
            <text:p text:style-name="P1">Give Treasure Event</text:p>
          </table:table-cell>
          <table:table-cell table:style-name="Table2.A2" office:value-type="string">
            <text:p text:style-name="P1">Should Magical items be flagged</text:p>
          </table:table-cell>
          <table:table-cell table:style-name="Table2.C2" office:value-type="string">
            <text:p text:style-name="P1">Active character / <text:a xlink:type="simple" xlink:href="../SACanCharacterDetectMagic.html"><text:span text:style-name="T5">CanCharacterDetectMagic</text:span></text:a></text:p>
          </table:table-cell>
        </table:table-row>
        <table:table-row table:style-name="Table2.1">
          <table:table-cell table:style-name="Table2.A2" office:value-type="string">
            <text:p text:style-name="P1">Attack Roll</text:p>
            <text:p text:style-name="P1">Attack with hands or weapon</text:p>
          </table:table-cell>
          <table:table-cell table:style-name="Table2.A2" office:value-type="string">
            <text:p text:style-name="P1">Did attack Succeed</text:p>
          </table:table-cell>
          <table:table-cell table:style-name="Table2.C2" office:value-type="string">
            <text:p text:style-name="P1"><text:a xlink:type="simple" xlink:href="../SADoesAttackSucceed.html"><text:span text:style-name="T7">DoesAttackSucceed</text:span></text:a></text:p>
            <text:p text:style-name="P2">Search List:</text:p>
            <text:list xml:id="list42397939" text:style-name="L2">
              <text:list-item>
                <text:p text:style-name="P10">Attacking Combatant</text:p>
              </text:list-item>
              <text:list-item>
                <text:p text:style-name="P10"><text:soft-page-break/>Attacking Character</text:p>
              </text:list-item>
              <text:list-item>
                <text:p text:style-name="P10">Target Combatant</text:p>
              </text:list-item>
              <text:list-item>
                <text:p text:style-name="P10">Target Character</text:p>
              </text:list-item>
              <text:list-item>
                <text:p text:style-name="P10">Weapon</text:p>
              </text:list-item>
              <text:list-item>
                <text:p text:style-name="P10">Attacker's Class</text:p>
              </text:list-item>
              <text:list-item>
                <text:p text:style-name="P10">Attacker's Race</text:p>
              </text:list-item>
              <text:list-item>
                <text:p text:style-name="P10">Target's Class</text:p>
              </text:list-item>
              <text:list-item>
                <text:p text:style-name="P10">Target's Race</text:p>
              </text:list-item>
            </text:list>
          </table:table-cell>
        </table:table-row>
        <table:table-row table:style-name="Table2.1">
          <table:table-cell table:style-name="Table2.A2" office:value-type="string">
            <text:p text:style-name="P1">Spell effects being applied to a target.</text:p>
          </table:table-cell>
          <table:table-cell table:style-name="Table2.A2" office:value-type="string">
            <text:p text:style-name="P1">Did spell work? <text:s/>Display text.</text:p>
          </table:table-cell>
          <table:table-cell table:style-name="Table2.C2" office:value-type="string">
            <text:p text:style-name="P1">Spell / <text:a xlink:type="simple" xlink:href="../SADoesSpellAttackSucceed.html">DoesSpellAttackSucceed</text:a></text:p>
            <text:p text:style-name="P1">Search List:</text:p>
            <text:list xml:id="list42396145" text:style-name="L3">
              <text:list-item>
                <text:p text:style-name="P11">The Spell being cast</text:p>
              </text:list-item>
              <text:list-item>
                <text:p text:style-name="P11">Target's Race</text:p>
              </text:list-item>
              <text:list-item>
                <text:p text:style-name="P11">Target's Monster Type</text:p>
              </text:list-item>
              <text:list-item>
                <text:p text:style-name="P11">Target Character</text:p>
              </text:list-item>
            </text:list>
          </table:table-cell>
        </table:table-row>
        <table:table-row table:style-name="Table2.1">
          <table:table-cell table:style-name="Table2.A2" office:value-type="string">
            <text:p text:style-name="P1">Damage Roll</text:p>
          </table:table-cell>
          <table:table-cell table:style-name="Table2.A2" office:value-type="string">
            <text:p text:style-name="P1">Adjust damage</text:p>
          </table:table-cell>
          <table:table-cell table:style-name="Table2.C2" office:value-type="string">
            <text:p text:style-name="P1">Script: <text:a xlink:type="simple" xlink:href="../SAComputeDamage.html">ComputeDamage</text:a></text:p>
            <text:p text:style-name="P1">Search List:<text:line-break/>1 – Weapon<text:line-break/>2 – Target Monster Type (Eg: Orc)<text:line-break/>3 – Target Combatant</text:p>
          </table:table-cell>
        </table:table-row>
        <table:table-row table:style-name="Table2.1">
          <table:table-cell table:style-name="Table2.A2" office:value-type="string">
            <text:p text:style-name="P1">Spell Applied to Character</text:p>
          </table:table-cell>
          <table:table-cell table:style-name="Table2.A2" office:value-type="string">
            <text:p text:style-name="P1">Adjust modification to character attribute</text:p>
          </table:table-cell>
          <table:table-cell table:style-name="Table2.C2" office:value-type="string">
            <text:p text:style-name="P1">Script: <text:a xlink:type="simple" xlink:href="../SAComputeSpellDamage.html">ComputeSpellDamage</text:a></text:p>
            <text:p text:style-name="P1">Search List:</text:p>
            <text:p text:style-name="P1">1 – Spell</text:p>
            <text:p text:style-name="P1">2 – Monster Type</text:p>
            <text:p text:style-name="P1">3 – Target Combatant</text:p>
            <text:p text:style-name="P1">4 – Attacker Character</text:p>
            <text:p text:style-name="P1">5 – Target Character</text:p>
          </table:table-cell>
        </table:table-row>
        <table:table-row table:style-name="Table2.1">
          <table:table-cell table:style-name="Table2.A2" office:value-type="string">
            <text:p text:style-name="P1">Combatant Selects 'Ready'</text:p>
          </table:table-cell>
          <table:table-cell table:style-name="Table2.A2" office:value-type="string">
            <text:p text:style-name="P1">Ready Equipment set</text:p>
          </table:table-cell>
          <table:table-cell table:style-name="Table2.C2" office:value-type="string">
            <text:p text:style-name="P1">Combatant / <text:a xlink:type="simple" xlink:href="../SAOnReadyCombatEquipment.html"><text:span text:style-name="T5">OnReadyCombatEquipment</text:span></text:a></text:p>
          </table:table-cell>
        </table:table-row>
        <table:table-row table:style-name="Table2.1">
          <table:table-cell table:style-name="Table2.A2" office:value-type="string">
            <text:p text:style-name="P1">Start of each combat round</text:p>
          </table:table-cell>
          <table:table-cell table:style-name="Table2.A2" office:value-type="string">
            <text:p text:style-name="P1">SA initialization/cleanup </text:p>
          </table:table-cell>
          <table:table-cell table:style-name="Table2.C2" office:value-type="string">
            <text:p text:style-name="P1">Combatant / <text:a xlink:type="simple" xlink:href="../SAStartCombatRound.html"><text:span text:style-name="T5">StartCombatRound</text:span></text:a></text:p>
          </table:table-cell>
        </table:table-row>
        <table:table-row table:style-name="Table2.1">
          <table:table-cell table:style-name="Table2.A2" office:value-type="string">
            <text:p text:style-name="P1">Selecting a target</text:p>
          </table:table-cell>
          <table:table-cell table:style-name="Table2.A2" office:value-type="string">
            <text:p text:style-name="P1">Exclude 'blinked', etc</text:p>
          </table:table-cell>
          <table:table-cell table:style-name="Table2.C2" office:value-type="string">
            <text:p text:style-name="P1">Combatant / <text:a xlink:type="simple" xlink:href="../SAIsValidTarget.html"><text:span text:style-name="T5">IsValidTarget</text:span></text:a></text:p>
          </table:table-cell>
        </table:table-row>
        <table:table-row table:style-name="Table2.1">
          <table:table-cell table:style-name="Table2.A2" office:value-type="string">
            <text:p text:style-name="P1">Combatant begins action</text:p>
          </table:table-cell>
          <table:table-cell table:style-name="Table2.A2" office:value-type="string">
            <text:p text:style-name="P1">Information only</text:p>
          </table:table-cell>
          <table:table-cell table:style-name="Table2.C2" office:value-type="string">
            <text:p text:style-name="P1">Combatant / <text:a xlink:type="simple" xlink:href="../SAOnStartCombatantAction.html"><text:span text:style-name="T5">OnStartCombatantAction</text:span></text:a></text:p>
          </table:table-cell>
        </table:table-row>
        <table:table-row table:style-name="Table2.1">
          <table:table-cell table:style-name="Table2.A2" office:value-type="string">
            <text:p text:style-name="P1">About to Display Combat Menu or combatant moving into another combatant</text:p>
          </table:table-cell>
          <table:table-cell table:style-name="Table2.A2" office:value-type="string">
            <text:p text:style-name="P1">Information Only</text:p>
          </table:table-cell>
          <table:table-cell table:style-name="Table2.C2" office:value-type="string">
            <text:p text:style-name="P1">Combatant/<text:a xlink:type="simple" xlink:href="../SACombatMainMenu.html"><text:span text:style-name="T4">CombatMainMenu</text:span></text:a></text:p>
          </table:table-cell>
        </table:table-row>
        <table:table-row table:style-name="Table2.1">
          <table:table-cell table:style-name="Table2.A2" office:value-type="string">
            <text:p text:style-name="P1">For each combatant when player selects a 'Special Action'</text:p>
          </table:table-cell>
          <table:table-cell table:style-name="Table2.A2" office:value-type="string">
            <text:p text:style-name="P1">Perform special action on each combatant and display special message.</text:p>
          </table:table-cell>
          <table:table-cell table:style-name="Table2.C2" office:value-type="string">
            <text:p text:style-name="P1">Combatant (Attacker) / <text:s/><text:a xlink:type="simple" xlink:href="../SACombatSpecialAction.html"><text:span text:style-name="T4">CombatSpecialAction</text:span></text:a></text:p>
          </table:table-cell>
        </table:table-row>
        <table:table-row table:style-name="Table2.1">
          <table:table-cell table:style-name="Table2.A2" office:value-type="string">
            <text:p text:style-name="P1">Combat Move Menu Construction</text:p>
          </table:table-cell>
          <table:table-cell table:style-name="Table2.A2" office:value-type="string">
            <text:p text:style-name="P1">Allow or prevent character movement</text:p>
          </table:table-cell>
          <table:table-cell table:style-name="Table2.C2" office:value-type="string">
            <text:p text:style-name="P1">Combatant / <text:a xlink:type="simple" xlink:href="../SADrawMoveMenu.html"><text:span text:style-name="T5">DrawMoveMenu</text:span></text:a></text:p>
          </table:table-cell>
        </table:table-row>
        <table:table-row table:style-name="Table2.1">
          <table:table-cell table:style-name="Table2.A2" office:value-type="string">
            <text:p text:style-name="P1">Combatant starts action</text:p>
          </table:table-cell>
          <table:table-cell table:style-name="Table2.A2" office:value-type="string">
            <text:p text:style-name="P1">Does Engine control combatant</text:p>
          </table:table-cell>
          <table:table-cell table:style-name="Table2.C2" office:value-type="string">
            <text:p text:style-name="P1">Combatant / <text:a xlink:type="simple" xlink:href="../SAAutoAction.html"><text:span text:style-name="T5">AutoAction</text:span></text:a></text:p>
          </table:table-cell>
        </table:table-row>
        <table:table-row table:style-name="Table2.1">
          <table:table-cell table:style-name="Table2.A2" office:value-type="string">
            <text:p text:style-name="P1">After assigning character's Class</text:p>
          </table:table-cell>
          <table:table-cell table:style-name="Table2.A2" office:value-type="string">
            <text:p text:style-name="P1">Designer Hook</text:p>
          </table:table-cell>
          <table:table-cell table:style-name="Table2.C2" office:value-type="string">
            <text:p text:style-name="P1">See <text:a xlink:type="simple" xlink:href="../SACreateCharacterHooks.html"><text:span text:style-name="T5">CreateCharacterHooks</text:span></text:a></text:p>
          </table:table-cell>
        </table:table-row>
        <text:soft-page-break/>
        <table:table-row table:style-name="Table2.1">
          <table:table-cell table:style-name="Table2.A2" office:value-type="string">
            <text:p text:style-name="P1">Character Creation. <text:s/>Before displaying allowed classses</text:p>
          </table:table-cell>
          <table:table-cell table:style-name="Table2.A2" office:value-type="string">
            <text:p text:style-name="P1">Allow/Disallow classes</text:p>
          </table:table-cell>
          <table:table-cell table:style-name="Table2.C2" office:value-type="string">
            <text:p text:style-name="P1">See <text:a xlink:type="simple" xlink:href="../SACreateCharacterHooks.html">CreateCharacterHooks</text:a></text:p>
          </table:table-cell>
        </table:table-row>
        <table:table-row table:style-name="Table2.1">
          <table:table-cell table:style-name="Table2.A2" office:value-type="string">
            <text:p text:style-name="P1">After character is created and is about to be saved.</text:p>
          </table:table-cell>
          <table:table-cell table:style-name="Table2.A2" office:value-type="string">
            <text:p text:style-name="P1">Last chance to modify newly created character.</text:p>
          </table:table-cell>
          <table:table-cell table:style-name="Table2.C2" office:value-type="string">
            <text:p text:style-name="P1">See <text:a xlink:type="simple" xlink:href="../SACreateCharacterHooks.html"><text:span text:style-name="T5">CreateCharacterHooks</text:span></text:a></text:p>
          </table:table-cell>
        </table:table-row>
        <table:table-row table:style-name="Table2.1">
          <table:table-cell table:style-name="Table2.A2" office:value-type="string">
            <text:p text:style-name="P1">Character is allowed to add spells to his spellbook</text:p>
          </table:table-cell>
          <table:table-cell table:style-name="Table2.A2" office:value-type="string">
            <text:p text:style-name="P1">Control number of spells and which spells can be added</text:p>
          </table:table-cell>
          <table:table-cell table:style-name="Table2.C2" office:value-type="string">
            <text:p text:style-name="P1">See <text:a xlink:type="simple" xlink:href="../SALearnSpells.html">Learn Spells</text:a></text:p>
          </table:table-cell>
        </table:table-row>
        <table:table-row table:style-name="Table2.1">
          <table:table-cell table:style-name="Table2.A2" office:value-type="string">
            <text:p text:style-name="P1">The character might be <text:s/>eligible to add spells to his 'Knowable' list.</text:p>
          </table:table-cell>
          <table:table-cell table:style-name="Table2.A2" office:value-type="string">
            <text:p text:style-name="P1">Control the number of spells and which spells can be added.</text:p>
          </table:table-cell>
          <table:table-cell table:style-name="Table2.C2" office:value-type="string">
            <text:p text:style-name="P1">Class / KnowableSpellsMinMax</text:p>
            <text:p text:style-name="P1">Class / KnowableSpells</text:p>
            <text:p text:style-name="P1">Spell / KnowableSpells</text:p>
            <text:p text:style-name="P1">See <text:a xlink:type="simple" xlink:href="../SAKnowableSpellHooks.html">Knowable Spells Hook</text:a></text:p>
          </table:table-cell>
        </table:table-row>
        <table:table-row table:style-name="Table2.1">
          <table:table-cell table:style-name="Table2.A2" office:value-type="string">
            <text:p text:style-name="P1">The player is going to select spells for a new character</text:p>
          </table:table-cell>
          <table:table-cell table:style-name="Table2.A2" office:value-type="string">
            <text:p text:style-name="P1">Should a spell be displayed</text:p>
          </table:table-cell>
          <table:table-cell table:style-name="Table2.C2" office:value-type="string">
            <text:p text:style-name="P1">Character / <text:a xlink:type="simple" xlink:href="../SACanKnowSpell.html"><text:span text:style-name="T5">CanKnowSpell</text:span></text:a></text:p>
            <text:p text:style-name="P1">Spell / <text:a xlink:type="simple" xlink:href="../SACanKnowSpell.html"><text:span text:style-name="T5">CanKnowSpell</text:span></text:a></text:p>
          </table:table-cell>
        </table:table-row>
        <table:table-row table:style-name="Table2.1">
          <table:table-cell table:style-name="Table2.A2" office:value-type="string">
            <text:p text:style-name="P1">Display Character Stats</text:p>
          </table:table-cell>
          <table:table-cell table:style-name="Table2.A2" office:value-type="string">
            <text:p text:style-name="P1">Modify 'Class' Display</text:p>
          </table:table-cell>
          <table:table-cell table:style-name="Table2.C2" office:value-type="string">
            <text:p text:style-name="P1">Character / <text:a xlink:type="simple" xlink:href="../SADisplayCharacterClass.html"><text:span text:style-name="T5">DisplayCharacterClass</text:span></text:a></text:p>
          </table:table-cell>
        </table:table-row>
        <table:table-row table:style-name="Table2.1">
          <table:table-cell table:style-name="Table2.A2" office:value-type="string">
            <text:p text:style-name="P1">Display Character Stats</text:p>
          </table:table-cell>
          <table:table-cell table:style-name="Table2.A2" office:value-type="string">
            <text:p text:style-name="P1">Modify the 'Race' display</text:p>
          </table:table-cell>
          <table:table-cell table:style-name="Table2.C2" office:value-type="string">
            <text:p text:style-name="P1">Character / <text:a xlink:type="simple" xlink:href="../SADisplayCharacterRace.html">DisplayCharacterRace</text:a></text:p>
          </table:table-cell>
        </table:table-row>
        <table:table-row table:style-name="Table2.1">
          <table:table-cell table:style-name="Table2.A2" office:value-type="string">
            <text:p text:style-name="P1">Display Character Stats</text:p>
          </table:table-cell>
          <table:table-cell table:style-name="Table2.A2" office:value-type="string">
            <text:p text:style-name="P1">Modify the 'Baseclass' display</text:p>
          </table:table-cell>
          <table:table-cell table:style-name="Table2.C2" office:value-type="string">
            <text:p text:style-name="P1">Baseclass / <text:a xlink:type="simple" xlink:href="../SADisplayCharacterBaseclassClass.html">DisplayCharacterBaseclass</text:a></text:p>
          </table:table-cell>
        </table:table-row>
        <table:table-row table:style-name="Table2.1">
          <table:table-cell table:style-name="Table2.A2" office:value-type="string">
            <text:p text:style-name="P1">Selecting Character Race</text:p>
          </table:table-cell>
          <table:table-cell table:style-name="Table2.A2" office:value-type="string">
            <text:p text:style-name="P1">Remove Choice of Race</text:p>
          </table:table-cell>
          <table:table-cell table:style-name="Table2.C2" office:value-type="string">
            <text:p text:style-name="P1">Race / <text:a xlink:type="simple" xlink:href="../SASelectCharacterRace.html">SelectCharacterRace</text:a></text:p>
          </table:table-cell>
        </table:table-row>
        <table:table-row table:style-name="Table2.1">
          <table:table-cell table:style-name="Table2.A2" office:value-type="string">
            <text:p text:style-name="P1">Selecting Character Class</text:p>
          </table:table-cell>
          <table:table-cell table:style-name="Table2.A2" office:value-type="string">
            <text:p text:style-name="P1">Remove Choice of Class</text:p>
          </table:table-cell>
          <table:table-cell table:style-name="Table2.C2" office:value-type="string">
            <text:p text:style-name="P1">Class / <text:a xlink:type="simple" xlink:href="../SASelectCharacterClass.html">SelectCharacterClass</text:a></text:p>
          </table:table-cell>
        </table:table-row>
        <table:table-row table:style-name="Table2.1">
          <table:table-cell table:style-name="Table2.A2" office:value-type="string">
            <text:p text:style-name="P1">Character Trains</text:p>
          </table:table-cell>
          <table:table-cell table:style-name="Table2.A2" office:value-type="string">
            <text:p text:style-name="P1">Designer Hook</text:p>
          </table:table-cell>
          <table:table-cell table:style-name="Table2.C2" office:value-type="string">
            <text:p text:style-name="P1">Character / <text:a xlink:type="simple" xlink:href="../SATrainingCharacter.html"><text:span text:style-name="T1">TrainingCharacter</text:span></text:a></text:p>
          </table:table-cell>
        </table:table-row>
        <table:table-row table:style-name="Table2.1">
          <table:table-cell table:style-name="Table2.A2" office:value-type="string">
            <text:p text:style-name="P1">Party transferred by Transfer Module</text:p>
          </table:table-cell>
          <table:table-cell table:style-name="Table2.A2" office:value-type="string">
            <text:p text:style-name="P1">Replace Text or Remove Drow Equipment</text:p>
          </table:table-cell>
          <table:table-cell table:style-name="Table2.C2" office:value-type="string">
            <text:p text:style-name="P1">We search the Global Special Abilities for an ability named “Global_Transfer” with script named “<text:a xlink:type="simple" xlink:href="../SATransferModule.html">TransferModule</text:a>”</text:p>
          </table:table-cell>
        </table:table-row>
        <table:table-row table:style-name="Table2.1">
          <table:table-cell table:style-name="Table2.A2" office:value-type="string">
            <text:p text:style-name="P1">Combat Begins</text:p>
          </table:table-cell>
          <table:table-cell table:style-name="Table2.A2" office:value-type="string">
            <text:p text:style-name="P1">Determine arrangement of party members on playing field</text:p>
          </table:table-cell>
          <table:table-cell table:style-name="Table2.C2" office:value-type="string">
            <text:p text:style-name="P1">We search the Global Special Abilities for an ability named “Global_Combat” with a script named “<text:a xlink:type="simple" xlink:href="../SAPartyArrangement.html">PartyArrangement</text:a>”. <text:s/>We also call 'Global_Combat scripts named “<text:a xlink:type="simple" xlink:href="../SAPartyArrangement.html">PartyOriginxxx</text:a>”.</text:p>
          </table:table-cell>
        </table:table-row>
        <table:table-row table:style-name="Table2.1">
          <table:table-cell table:style-name="Table2.A2" office:value-type="string">
            <text:p text:style-name="P1">Combat Begins or a monster is added to the combat</text:p>
          </table:table-cell>
          <table:table-cell table:style-name="Table2.A2" office:value-type="string">
            <text:p text:style-name="P1">Determine where the monster should be placed.</text:p>
          </table:table-cell>
          <table:table-cell table:style-name="Table2.C2" office:value-type="string">
            <text:p text:style-name="P1">We search the Global Special Abilities for an ability named “MonsterPlacement” with a script named</text:p>
            <text:p text:style-name="P1"><text:a xlink:type="simple" xlink:href="../SAMonsterPlacement.html">PlaceMonsterClose</text:a></text:p>
            <text:p text:style-name="P1">PlaceMonsterNear</text:p>
            <text:p text:style-name="P1">PlaceMonsterFar</text:p>
          </table:table-cell>
        </table:table-row>
        <table:table-row table:style-name="Table2.1">
          <table:table-cell table:style-name="Table2.A2" office:value-type="string">
            <text:p text:style-name="P1">Spell Missile arrives at target</text:p>
          </table:table-cell>
          <table:table-cell table:style-name="Table2.A2" office:value-type="string">
            <text:p text:style-name="P1">Allow missile to be redirected to a different target.</text:p>
          </table:table-cell>
          <table:table-cell table:style-name="Table2.C2" office:value-type="string">
            <text:p text:style-name="P1">Character (target) / <text:a xlink:type="simple" xlink:href="../SARedirectSpell.html">RedirectSpell</text:a></text:p>
            <text:p text:style-name="P1">Spell / <text:a xlink:type="simple" xlink:href="../SARedirectSpell.html">RedirectSpell</text:a></text:p>
          </table:table-cell>
        </table:table-row>
        <table:table-row table:style-name="Table2.1">
          <table:table-cell table:style-name="Table2.A2" office:value-type="string">
            <text:p text:style-name="P1">Display Magic Menu</text:p>
          </table:table-cell>
          <table:table-cell table:style-name="Table2.A2" office:value-type="string">
            <text:p text:style-name="P1">Control “Scribe” menu option</text:p>
          </table:table-cell>
          <table:table-cell table:style-name="Table2.C2" office:value-type="string">
            <text:p text:style-name="P1">Character (Active) / <text:a xlink:type="simple" xlink:href="../SACanScribeOrWhatever.html">CanScribeOrWhatever</text:a></text:p>
            <text:p text:style-name="P1">Class (of active character) / <text:a xlink:type="simple" xlink:href="../SACanScribeOrWhatever.html">CanScribeOrWhatever</text:a></text:p>
          </table:table-cell>
        </table:table-row>
        <table:table-row table:style-name="Table2.1">
          <table:table-cell table:style-name="Table2.A2" office:value-type="string">
            <text:p text:style-name="P1">Player selects 'SCRIBE' on <text:soft-page-break/>Magic menu</text:p>
          </table:table-cell>
          <table:table-cell table:style-name="Table2.A2" office:value-type="string">
            <text:p text:style-name="P1">Control results of 'SCRIBE' <text:soft-page-break/>selection</text:p>
          </table:table-cell>
          <table:table-cell table:style-name="Table2.C2" office:value-type="string">
            <text:p text:style-name="P1">Character (Active) / <text:a xlink:type="simple" xlink:href="../SAScribeOrWhatever.html">ScribeOrWhatever</text:a></text:p>
            <text:p text:style-name="P1"><text:soft-page-break/>Class (of active character) / <text:a xlink:type="simple" xlink:href="../SAScribeOrWhatever.html">ScribeOrWhatever</text:a></text:p>
          </table:table-cell>
        </table:table-row>
        <table:table-row table:style-name="Table2.1">
          <table:table-cell table:style-name="Table2.A2" office:value-type="string">
            <text:p text:style-name="P1">Display 'View Character' menu</text:p>
          </table:table-cell>
          <table:table-cell table:style-name="Table2.A2" office:value-type="string">
            <text:p text:style-name="P1">Control 'CURE' menu option</text:p>
          </table:table-cell>
          <table:table-cell table:style-name="Table2.C2" office:value-type="string">
            <text:p text:style-name="P1">Character (Active) / <text:a xlink:type="simple" xlink:href="../SACanCureOrWhatever.html">CanCureOrWhatever</text:a></text:p>
            <text:p text:style-name="P1">Class (of active character) / <text:a xlink:type="simple" xlink:href="../SACanCureOrWhatever.html">CanCureOrWhatever</text:a></text:p>
          </table:table-cell>
        </table:table-row>
        <table:table-row table:style-name="Table2.1">
          <table:table-cell table:style-name="Table2.A2" office:value-type="string">
            <text:p text:style-name="P1">Player selects 'CURE' on View Character menu</text:p>
          </table:table-cell>
          <table:table-cell table:style-name="Table2.A2" office:value-type="string">
            <text:p text:style-name="P1">Control results of 'CURE' selection</text:p>
          </table:table-cell>
          <table:table-cell table:style-name="Table2.C2" office:value-type="string">
            <text:p text:style-name="P1">Character (Active) / <text:a xlink:type="simple" xlink:href="../SACureOrWhatever.html">CureOrWhatever</text:a></text:p>
            <text:p text:style-name="P1">Class (of active character) / <text:a xlink:type="simple" xlink:href="../SACureOrWhatever.html">CureOrWhatever</text:a></text:p>
          </table:table-cell>
        </table:table-row>
        <table:table-row table:style-name="Table2.1">
          <table:table-cell table:style-name="Table2.A2" office:value-type="string">
            <text:p text:style-name="P1">Display 'View Character' menu</text:p>
          </table:table-cell>
          <table:table-cell table:style-name="Table2.A2" office:value-type="string">
            <text:p text:style-name="P1">Control 'LAY' menu option</text:p>
          </table:table-cell>
          <table:table-cell table:style-name="Table2.C2" office:value-type="string">
            <text:p text:style-name="P1">Character (Active) / <text:a xlink:type="simple" xlink:href="../SACanLayOrWhatever.html">CanLayOrWhatever</text:a></text:p>
            <text:p text:style-name="P1">Class (of active character) / <text:a xlink:type="simple" xlink:href="../SACanLayOrWhatever.html">CanLayOrWhatever</text:a></text:p>
          </table:table-cell>
        </table:table-row>
        <table:table-row table:style-name="Table2.1">
          <table:table-cell table:style-name="Table2.A2" office:value-type="string">
            <text:p text:style-name="P1">Display VIEW/ITEMS menu</text:p>
          </table:table-cell>
          <table:table-cell table:style-name="Table2.A2" office:value-type="string">
            <text:p text:style-name="P1">Control “Examine” option</text:p>
          </table:table-cell>
          <table:table-cell table:style-name="Table2.C2" office:value-type="string">
            <text:p text:style-name="P1">Character <text:s/>/ <text:a xlink:type="simple" xlink:href="../SACanExamineOrWhatever.html">CanExamineOrWhatever</text:a></text:p>
            <text:p text:style-name="P1">Item / <text:a xlink:type="simple" xlink:href="../SACanExamineOrWhatever.html">Can ExamineOrWhatver</text:a></text:p>
          </table:table-cell>
        </table:table-row>
        <table:table-row table:style-name="Table2.1">
          <table:table-cell table:style-name="Table2.A2" office:value-type="string">
            <text:p text:style-name="P1">Player selects “Examine” in VIEW/ITEMS menu</text:p>
          </table:table-cell>
          <table:table-cell table:style-name="Table2.A2" office:value-type="string">
            <text:p text:style-name="P1">Control results of “Examine” selection</text:p>
          </table:table-cell>
          <table:table-cell table:style-name="Table2.C2" office:value-type="string">
            <text:p text:style-name="P1">Character / ExamineOrWhatever</text:p>
            <text:p text:style-name="P1">Item / ExamineOrWhatever</text:p>
          </table:table-cell>
        </table:table-row>
        <table:table-row table:style-name="Table2.1">
          <table:table-cell table:style-name="Table2.A2" office:value-type="string">
            <text:p text:style-name="P1">Player selects 'LAY' on View Character menu</text:p>
          </table:table-cell>
          <table:table-cell table:style-name="Table2.A2" office:value-type="string">
            <text:p text:style-name="P1">Control results of 'LAY' selection</text:p>
          </table:table-cell>
          <table:table-cell table:style-name="Table2.C2" office:value-type="string">
            <text:p text:style-name="P1">Character (Active) / Lay<text:a xlink:type="simple" xlink:href="../SALayOrWhatever.html">OrWhatever</text:a></text:p>
            <text:p text:style-name="P1">Class (of active character) / Lay<text:a xlink:type="simple" xlink:href="../SALayOrWhatever.html">OrWhatever</text:a></text:p>
          </table:table-cell>
        </table:table-row>
        <table:table-row table:style-name="Table2.1">
          <table:table-cell table:style-name="Table2.A2" office:value-type="string">
            <text:p text:style-name="P1">Monster Added to Combat</text:p>
          </table:table-cell>
          <table:table-cell table:style-name="Table2.A2" office:value-type="string">
            <text:p text:style-name="P1">Modify monster characteristics</text:p>
          </table:table-cell>
          <table:table-cell table:style-name="Table2.C2" office:value-type="string">
            <text:p text:style-name="P1">Global_CreateMonsterCombatant / <text:a xlink:type="simple" xlink:href="../SACreateMonsterCombatant.html">CreateMonsterCombatant</text:a></text:p>
            <text:p text:style-name="P1">MonsterType / <text:a xlink:type="simple" xlink:href="../SACreateMonsterCombatant.html">CreateMonsterCombatant</text:a></text:p>
          </table:table-cell>
        </table:table-row>
        <table:table-row table:style-name="Table2.1">
          <table:table-cell table:style-name="Table2.A2" office:value-type="string">
            <text:p text:style-name="P1">Player Selects “FIX”</text:p>
          </table:table-cell>
          <table:table-cell table:style-name="Table2.A2" office:value-type="string">
            <text:p text:style-name="P1">Control Spell casting</text:p>
          </table:table-cell>
          <table:table-cell table:style-name="Table2.C2" office:value-type="string">
            <text:p text:style-name="P1">Spell / <text:a xlink:type="simple" xlink:href="../SAFixCharacter.html">FixCharacter</text:a></text:p>
          </table:table-cell>
        </table:table-row>
        <table:table-row table:style-name="Table2.1">
          <table:table-cell table:style-name="Table2.A2" office:value-type="string">
            <text:p text:style-name="P1">Combatant considers entering a cell</text:p>
          </table:table-cell>
          <table:table-cell table:style-name="Table2.A2" office:value-type="string">
            <text:p text:style-name="P1">Decide if lingering spell blocks movement</text:p>
          </table:table-cell>
          <table:table-cell table:style-name="Table2.C2" office:value-type="string">
            <text:p text:style-name="P1">Spell / <text:a xlink:type="simple" xlink:href="../SASpellLingerBlockage.html">SpellLingerBlockage</text:a></text:p>
          </table:table-cell>
        </table:table-row>
        <table:table-row table:style-name="Table2.1">
          <table:table-cell table:style-name="Table2.A2" office:value-type="string">
            <text:p text:style-name="P1"/>
          </table:table-cell>
          <table:table-cell table:style-name="Table2.A2" office:value-type="string">
            <text:p text:style-name="P1"/>
          </table:table-cell>
          <table:table-cell table:style-name="Table2.C2" office:value-type="string">
            <text:p text:style-name="P1">Character / JoinParty</text:p>
          </table:table-cell>
        </table:table-row>
        <table:table-row table:style-name="Table2.1">
          <table:table-cell table:style-name="Table2.A2" office:value-type="string">
            <text:p text:style-name="P1">Combatant Moves</text:p>
          </table:table-cell>
          <table:table-cell table:style-name="Table2.A2" office:value-type="string">
            <text:p text:style-name="P1">Frighten nearby opponents</text:p>
          </table:table-cell>
          <table:table-cell table:style-name="Table2.C2" office:value-type="string">
            <text:p text:style-name="P1">Combatant / <text:a xlink:type="simple" xlink:href="../SAOnStep.html">OnStep</text:a></text:p>
          </table:table-cell>
        </table:table-row>
        <table:table-row table:style-name="Table2.1">
          <table:table-cell table:style-name="Table2.A2" office:value-type="string">
            <text:p text:style-name="P1">Player selects “AIM” in combat</text:p>
          </table:table-cell>
          <table:table-cell table:style-name="Table2.A2" office:value-type="string">
            <text:p text:style-name="P1">Allow or disallow a combatant to take aim on a target.</text:p>
          </table:table-cell>
          <table:table-cell table:style-name="Table2.C2" office:value-type="string">
            <text:p text:style-name="P1">Item (in weapon hand) / <text:a xlink:type="simple" xlink:href="../SACanAim.html">CanAim</text:a></text:p>
            <text:p text:style-name="P1">Character (attacker) / <text:a xlink:type="simple" xlink:href="../SACanAim.html">CanAim</text:a></text:p>
            <text:p text:style-name="P1"/>
          </table:table-cell>
        </table:table-row>
        <table:table-row table:style-name="Table2.1">
          <table:table-cell table:style-name="Table2.A2" office:value-type="string">
            <text:p text:style-name="P1">A spell is cast.</text:p>
          </table:table-cell>
          <table:table-cell table:style-name="Table2.A2" office:value-type="string">
            <text:p text:style-name="P1">Determine the duration of the spell's effects.</text:p>
          </table:table-cell>
          <table:table-cell table:style-name="Table2.C2" office:value-type="string">
            <text:p text:style-name="P1">Spell / <text:a xlink:type="simple" xlink:href="../SASpellDuration.html">SpellDuration</text:a></text:p>
          </table:table-cell>
        </table:table-row>
        <table:table-row table:style-name="Table2.1">
          <table:table-cell table:style-name="Table2.A2" office:value-type="string">
            <text:p text:style-name="P1">A spell is cast.</text:p>
          </table:table-cell>
          <table:table-cell table:style-name="Table2.A2" office:value-type="string">
            <text:p text:style-name="P1">Determine the range of the spell.</text:p>
          </table:table-cell>
          <table:table-cell table:style-name="Table2.C2" office:value-type="string">
            <text:p text:style-name="P1">Spell / <text:a xlink:type="simple" xlink:href="../SASpellRange.html">SpellRange</text:a></text:p>
          </table:table-cell>
        </table:table-row>
        <table:table-row table:style-name="Table2.1">
          <table:table-cell table:style-name="Table2.A2" office:value-type="string">
            <text:p text:style-name="P1">A spell is cast</text:p>
          </table:table-cell>
          <table:table-cell table:style-name="Table2.A2" office:value-type="string">
            <text:p text:style-name="P1">Determine the number of targets of the spell</text:p>
          </table:table-cell>
          <table:table-cell table:style-name="Table2.C2" office:value-type="string">
            <text:p text:style-name="P1">Spell / <text:a xlink:type="simple" xlink:href="../SASpellNumTargets.html">SpellNumTargets</text:a></text:p>
          </table:table-cell>
        </table:table-row>
        <table:table-row table:style-name="Table2.1">
          <table:table-cell table:style-name="Table2.A2" office:value-type="string">
            <text:p text:style-name="P1">A Spell is cast</text:p>
          </table:table-cell>
          <table:table-cell table:style-name="Table2.A2" office:value-type="string">
            <text:p text:style-name="P1">Determine caster's class level</text:p>
          </table:table-cell>
          <table:table-cell table:style-name="Table2.C2" office:value-type="string">
            <text:p text:style-name="P1">Spell / <text:a xlink:type="simple" xlink:href="../SASpellCasterLevel.html">SpellCasterLevel</text:a></text:p>
          </table:table-cell>
        </table:table-row>
        <table:table-row table:style-name="Table2.1">
          <table:table-cell table:style-name="Table2.A2" office:value-type="string">
            <text:p text:style-name="P1">A Spell is cast</text:p>
          </table:table-cell>
          <table:table-cell table:style-name="Table2.A2" office:value-type="string">
            <text:p text:style-name="P1">Cancel effects of previous spells</text:p>
          </table:table-cell>
          <table:table-cell table:style-name="Table2.C2" office:value-type="string">
            <text:p text:style-name="P1">Script: <text:a xlink:type="simple" xlink:href="../SASpellLingeringScripts.html">SpellLingeringScripts</text:a></text:p>
            <text:p text:style-name="P1">Search List: Spell</text:p>
          </table:table-cell>
        </table:table-row>
        <table:table-row table:style-name="Table2.1">
          <table:table-cell table:style-name="Table2.A2" office:value-type="string">
            <text:p text:style-name="P1">Guarding attacks</text:p>
          </table:table-cell>
          <table:table-cell table:style-name="Table2.A2" office:value-type="string">
            <text:p text:style-name="P1">Several hooks </text:p>
          </table:table-cell>
          <table:table-cell table:style-name="Table2.C2" office:value-type="string">
            <text:p text:style-name="P1"><text:a xlink:type="simple" xlink:href="../SAGuardingScripts.html">Guarding</text:a></text:p>
          </table:table-cell>
        </table:table-row>
        <table:table-row table:style-name="Table2.1">
          <table:table-cell table:style-name="Table2.A2" office:value-type="string">
            <text:p text:style-name="P1">Player examines characters <text:soft-page-break/>items</text:p>
          </table:table-cell>
          <table:table-cell table:style-name="Table2.A2" office:value-type="string">
            <text:p text:style-name="P1">Decide if player can <text:soft-page-break/>identify an item</text:p>
          </table:table-cell>
          <table:table-cell table:style-name="Table2.C2" office:value-type="string">
            <text:p text:style-name="P1">Character / <text:a xlink:type="simple" xlink:href="../SAIdentificationHooks.html">IdentificationHooks</text:a></text:p>
          </table:table-cell>
        </table:table-row>
        <table:table-row table:style-name="Table2.1">
          <table:table-cell table:style-name="Table2.A2" office:value-type="string">
            <text:p text:style-name="P1">Player selects a spell to cast</text:p>
          </table:table-cell>
          <table:table-cell table:style-name="Table2.A2" office:value-type="string">
            <text:p text:style-name="P1">Give the player options</text:p>
          </table:table-cell>
          <table:table-cell table:style-name="Table2.C2" office:value-type="string">
            <text:p text:style-name="P1">Spell / <text:a xlink:type="simple" xlink:href="../SAOverrideSpellSelection.html">OverrideSpellSelection</text:a></text:p>
          </table:table-cell>
        </table:table-row>
        <table:table-row table:style-name="Table2.1">
          <table:table-cell table:style-name="Table2.A2" office:value-type="string">
            <text:p text:style-name="P1">Combat Character has option to Turn Undead</text:p>
          </table:table-cell>
          <table:table-cell table:style-name="Table2.A2" office:value-type="string">
            <text:p text:style-name="P1">Should the option “TURN” be displayed?</text:p>
          </table:table-cell>
          <table:table-cell table:style-name="Table2.C2" office:value-type="string">
            <text:p text:style-name="P1">Combatant / <text:a xlink:type="simple" xlink:href="../SACanTurn.html">CanTurn</text:a></text:p>
          </table:table-cell>
        </table:table-row>
        <table:table-row table:style-name="Table2.1">
          <table:table-cell table:style-name="Table2.A2" office:value-type="string">
            <text:p text:style-name="P1">Combat Character selects the “TURN” option</text:p>
          </table:table-cell>
          <table:table-cell table:style-name="Table2.A2" office:value-type="string">
            <text:p text:style-name="P1">Which monsters should be turned?</text:p>
          </table:table-cell>
          <table:table-cell table:style-name="Table2.C2" office:value-type="string">
            <text:p text:style-name="P1">Combatand / <text:a xlink:type="simple" xlink:href="../SACanTurn.html">TurnAttempt</text:a></text:p>
          </table:table-cell>
        </table:table-row>
        <table:table-row table:style-name="Table2.1">
          <table:table-cell table:style-name="Table2.A2" office:value-type="string">
            <text:p text:style-name="P1">Party encounters a door that is 'Spell Locked'</text:p>
          </table:table-cell>
          <table:table-cell table:style-name="Table2.A2" office:value-type="string">
            <text:p text:style-name="P1">Does the party have a spell that will open the door?</text:p>
          </table:table-cell>
          <table:table-cell table:style-name="Table2.C2" office:value-type="string">
            <text:p text:style-name="P1">Memorized Spells/<text:a xlink:type="simple" xlink:href="../SAUnlockSpells.html">UnlockSpells</text:a></text:p>
          </table:table-cell>
        </table:table-row>
        <table:table-row table:style-name="Table2.1">
          <table:table-cell table:style-name="Table2.A2" office:value-type="string">
            <text:p text:style-name="P1">WhoTries event</text:p>
          </table:table-cell>
          <table:table-cell table:style-name="Table2.A2" office:value-type="string">
            <text:p text:style-name="P1">Does the selected character succeed</text:p>
          </table:table-cell>
          <table:table-cell table:style-name="Table2.C2" office:value-type="string">
            <text:p text:style-name="P1"><text:a xlink:type="simple" xlink:href="../SAEventHooks.html">$EVENT_WhoTries_Attempt / EventHooks</text:a></text:p>
          </table:table-cell>
        </table:table-row>
        <table:table-row table:style-name="Table2.1">
          <table:table-cell table:style-name="Table2.A2" office:value-type="string">
            <text:p text:style-name="P1">Party Rests</text:p>
          </table:table-cell>
          <table:table-cell table:style-name="Table2.A2" office:value-type="string">
            <text:p text:style-name="P1">Rest Period Starts; Adjust effects such as poison.</text:p>
          </table:table-cell>
          <table:table-cell table:style-name="Table2.C2" office:value-type="string">
            <text:p text:style-name="P1"><text:a xlink:type="simple" xlink:href="../SABeginResting.html">Character/BeginResting</text:a></text:p>
          </table:table-cell>
        </table:table-row>
        <table:table-row table:style-name="Table2.1">
          <table:table-cell table:style-name="Table2.A2" office:value-type="string">
            <text:p text:style-name="P1">Aura Effects in Combat</text:p>
          </table:table-cell>
          <table:table-cell table:style-name="Table2.A2" office:value-type="string">
            <text:p text:style-name="P1">Manipulate Aura Effects</text:p>
          </table:table-cell>
          <table:table-cell table:style-name="Table2.C2" office:value-type="string">
            <text:p text:style-name="P1">See <text:a xlink:type="simple" xlink:href="../SAAURA.html">AURA</text:a></text:p>
          </table:table-cell>
        </table:table-row>
      </table:table>
      <text:p text:style-name="Standard"/>
      <text:p text:style-name="Heading">Additional GPDL functions.</text:p>
      <text:p text:style-name="Standard">Some discussion of the terms 'ACTOR', 'Combatant ID', and so on is in order here. It is confusing to me so I imagine it will be confusing to you.</text:p>
      <text:p text:style-name="Standard">ACTOR, ITEM:</text:p>
      <text:p text:style-name="Standard">These are special values that cannot be treated as a string. Some functions return such values and they cannot be used in any way except as parameters to functions that accept these particular values. For example:</text:p>
      <text:p text:style-name="Standard">-----------</text:p>
      <text:p text:style-name="Standard">$VAR me;</text:p>
      <text:p text:style-name="Standard">me = $MySelf(); /// Illegal. Using ACTOR value as if it were a string.</text:p>
      <text:p text:style-name="Standard">-----------</text:p>
      <text:p text:style-name="Standard">$VAR me;</text:p>
      <text:p text:style-name="Standard">me = $IndexOf($Myself()); // Works OK because '$IndexOf' expects an ACTOR.</text:p>
      <text:p text:style-name="Standard">-----------</text:p>
      <text:p text:style-name="Standard">Combatant id</text:p>
      <text:p text:style-name="Standard">Only in combat, obviously. It is the index of a combatant. This is a number from zero to one less than the number of combatants. Combatants may be added during combat and additional 'combatant id's are assigned. Combatants who die or flee retain their 'combatant id' until the combat is completely finished.</text:p>
      <text:p text:style-name="Standard">Character id</text:p>
      <text:p text:style-name="Standard">During combat this is identical to 'combatant id'. Outside of combat, this is a number that uniquely represents a particular character within the party. A character's id never changes as long as he remains in the party. Therefore, as characters are added and deleted, these ids are not necessarily contiguous. For example, a two-character party might have character id of 5 and 7.</text:p>
      <text:p text:style-name="Standard"/>
      <text:p text:style-name="Standard"/>
      <text:p text:style-name="Heading">Functions that are only useful in Special Abilities Scripts</text:p>
      <text:p text:style-name="Standard"/>
      <table:table table:name="Table3" table:style-name="Table3">
        <table:table-column table:style-name="Table3.A"/>
        <table:table-column table:style-name="Table3.B"/>
        <table:table-row table:style-name="Table3.1">
          <table:table-cell table:style-name="Table3.A1" office:value-type="string">
            <text:p text:style-name="P1">$SA_PARAM_GET()</text:p>
          </table:table-cell>
          <table:table-cell table:style-name="Table3.B1" office:value-type="string">
            <text:p text:style-name="P1">Get parameter value for the special ability that triggered <text:soft-page-break/>this script.</text:p>
          </table:table-cell>
        </table:table-row>
        <table:table-row table:style-name="Table3.1">
          <table:table-cell table:style-name="Table3.A2" office:value-type="string">
            <text:p text:style-name="P1">$SA_PARAM_SET(value)</text:p>
          </table:table-cell>
          <table:table-cell table:style-name="Table3.B2" office:value-type="string">
            <text:p text:style-name="P1">Set the parameter value of the special ability that triggered this script.</text:p>
          </table:table-cell>
        </table:table-row>
        <table:table-row table:style-name="Table3.1">
          <table:table-cell table:style-name="Table3.A2" office:value-type="string">
            <text:p text:style-name="P1">$SA_NAME()</text:p>
          </table:table-cell>
          <table:table-cell table:style-name="Table3.B2" office:value-type="string">
            <text:p text:style-name="P1">Get the name of the Special Ability that triggered this script.</text:p>
          </table:table-cell>
        </table:table-row>
        <table:table-row table:style-name="Table3.1">
          <table:table-cell table:style-name="Table3.A2" office:value-type="string">
            <text:p text:style-name="P1">$SA_SOURCE_TYPE()</text:p>
          </table:table-cell>
          <table:table-cell table:style-name="Table3.B2" office:value-type="string">
            <text:p text:style-name="P1">The type of object that contained the Special Ability that triggered this script. <text:s/>For example: <text:s/>“COMBATANT” or “SPELL”.</text:p>
          </table:table-cell>
        </table:table-row>
        <table:table-row table:style-name="Table3.1">
          <table:table-cell table:style-name="Table3.A2" office:value-type="string">
            <text:p text:style-name="P1">$SA_SOURCE_NAME()</text:p>
          </table:table-cell>
          <table:table-cell table:style-name="Table3.B2" office:value-type="string">
            <text:p text:style-name="P1">The name of the object that contained the Special Ability triggered this script. <text:s/>For example: “George of the Jungle” or “Heal Minor Wounds”.</text:p>
          </table:table-cell>
        </table:table-row>
        <table:table-row table:style-name="Table3.1">
          <table:table-cell table:style-name="Table3.A2" office:value-type="string">
            <text:p text:style-name="P1">$SA_REMOVE()</text:p>
          </table:table-cell>
          <table:table-cell table:style-name="Table3.B2" office:value-type="string">
            <text:p text:style-name="P1">Remove the Special Ability that triggered this script</text:p>
          </table:table-cell>
        </table:table-row>
        <table:table-row table:style-name="Table3.1">
          <table:table-cell table:style-name="Table3.A2" office:value-type="string">
            <text:p text:style-name="Standard"/>
            <text:p text:style-name="Standard"/>
            <text:p text:style-name="Standard">$SA_X_GET (Name)</text:p>
            <text:p text:style-name="Standard">$GET_X_SA (object, Name)</text:p>
            <text:p text:style-name="Standard">$SET_Y_SA (object, Name, value)</text:p>
            <text:p text:style-name="Standard">$DELETE_Y_SA (object, Name)</text:p>
            <text:p text:style-name="Standard"/>
            <text:p text:style-name="Standard">'X' can be any of the following:</text:p>
            <text:p text:style-name="Standard">CHARACTER</text:p>
            <text:p text:style-name="Standard">COMBATANT</text:p>
            <text:p text:style-name="Standard">ITEM</text:p>
            <text:p text:style-name="Standard">SPELL</text:p>
            <text:p text:style-name="Standard">SPELLGROUP</text:p>
            <text:p text:style-name="Standard">MONSTERTYPE</text:p>
            <text:p text:style-name="Standard">RACE</text:p>
            <text:p text:style-name="Standard">ABILITY</text:p>
            <text:p text:style-name="Standard">TRAIT</text:p>
            <text:p text:style-name="Standard">CLASS</text:p>
            <text:p text:style-name="Standard"/>
            <text:p text:style-name="Standard">'Y can be any of the following:</text:p>
            <text:p text:style-name="Standard">CHARACTER</text:p>
            <text:p text:style-name="Standard">COMBATANT</text:p>
            <text:p text:style-name="Standard"/>
            <text:p text:style-name="Standard">'Name' is a string containing a special ability name.</text:p>
            <text:p text:style-name="Standard"/>
            <text:p text:style-name="Standard">'object' is a string naming the object except that for characters and combatants it is an 'actor'.</text:p>
            <text:p text:style-name="P1"/>
          </table:table-cell>
          <table:table-cell table:style-name="Table3.B2" office:value-type="string">
            <text:p text:style-name="P1">$SA_X_GET uses the script context to search for special abilities. <text:s/>For example, $SA_ITEM_GET will only work if the script is running in the context of an item and it will search that item for the named special ability.</text:p>
            <text:p text:style-name="P1"/>
            <text:p text:style-name="P1">The other three functions require that you name the object (ITEM, CHARACTER, etc) that is to be searched.</text:p>
            <text:p text:style-name="P1"/>
            <text:p text:style-name="P1">$GET_X_SA fetches the parameter value of the special ability. <text:s/>If no such special ability exists then the function returns the value “-?-?-”</text:p>
            <text:p text:style-name="P1"/>
            <text:p text:style-name="P1">$SET_Y_SA either replaces the parameter value of the named special ability if it already exists or inserts a new special ability with the specified parameter value.</text:p>
            <text:p text:style-name="P1"/>
            <text:p text:style-name="P1">$DELETE_Y_SA removes the special ability completely if it exists.</text:p>
            <text:p text:style-name="P1"/>
            <text:p text:style-name="P1">$SA_SPELL_GET("Electrical") would search the spell in the current spell context for a Special Ability named 'Electrical' and return the parameter associated with that Special Ability. If no such special ability exits then result is "-?-?-".</text:p>
            <text:p text:style-name="P1"/>
            <text:p text:style-name="P1">$GET_SPELL_SA (“Fireball”, “”Toast”) would search the spell name 'Fireball' for a special ability named 'Toast' and would return the associated parameter value which might be “Dark”.</text:p>
          </table:table-cell>
        </table:table-row>
        <table:table-row table:style-name="Table3.1">
          <table:table-cell table:style-name="Table3.A2" office:value-type="string">
            <text:p text:style-name="P1">$GET_HOOK_PARAM(n)</text:p>
          </table:table-cell>
          <table:table-cell table:style-name="Table3.B2" office:value-type="string">
            <text:p text:style-name="P1">Fetch the value of Hook_Parameter[n]</text:p>
          </table:table-cell>
        </table:table-row>
        <table:table-row table:style-name="Table3.1">
          <table:table-cell table:style-name="Table3.A2" office:value-type="string">
            <text:p text:style-name="P1">$SET_HOOK_PARAM(n, value)</text:p>
          </table:table-cell>
          <table:table-cell table:style-name="Table3.B2" office:value-type="string">
            <text:p text:style-name="P1">Set the value of Hook_Parameter[n]</text:p>
          </table:table-cell>
        </table:table-row>
        <text:soft-page-break/>
        <table:table-row table:style-name="Table3.1">
          <table:table-cell table:style-name="Table3.A2" office:value-type="string">
            <text:p text:style-name="P1">$ItemContext()</text:p>
          </table:table-cell>
          <table:table-cell table:style-name="Table3.B2" office:value-type="string">
            <text:p text:style-name="P1">The name of the item in the current SA item context</text:p>
          </table:table-cell>
        </table:table-row>
        <table:table-row table:style-name="Table3.1">
          <table:table-cell table:style-name="Table3.A2" office:value-type="string">
            <text:p text:style-name="P1">$SpellContext()</text:p>
          </table:table-cell>
          <table:table-cell table:style-name="Table3.B2" office:value-type="string">
            <text:p text:style-name="P1">The name of the spell in the current SA spell context.</text:p>
          </table:table-cell>
        </table:table-row>
        <table:table-row table:style-name="Table3.1">
          <table:table-cell table:style-name="Table3.A2" office:value-type="string">
            <text:p text:style-name="P1">$AttackerContext()</text:p>
          </table:table-cell>
          <table:table-cell table:style-name="Table3.B2" office:value-type="string">
            <text:p text:style-name="P1">Returns the 'actor' of the current combatant in the 'Attacker' context.</text:p>
          </table:table-cell>
        </table:table-row>
        <table:table-row table:style-name="Table3.1">
          <table:table-cell table:style-name="Table3.A2" office:value-type="string">
            <text:p text:style-name="P1">$CombatantContext()</text:p>
          </table:table-cell>
          <table:table-cell table:style-name="Table3.B2" office:value-type="string">
            <text:p text:style-name="P1">Returns the actor in the current combatant in the 'Combatant' Context</text:p>
          </table:table-cell>
        </table:table-row>
        <table:table-row table:style-name="Table3.1">
          <table:table-cell table:style-name="Table3.A2" office:value-type="string">
            <text:p text:style-name="P1">$TargetContext()</text:p>
          </table:table-cell>
          <table:table-cell table:style-name="Table3.B2" office:value-type="string">
            <text:p text:style-name="P1">Returns the 'actor' of the current combatant in the 'Target' context</text:p>
          </table:table-cell>
        </table:table-row>
        <table:table-row table:style-name="Table3.1">
          <table:table-cell table:style-name="Table3.A2" office:value-type="string">
            <text:p text:style-name="P1">$CharacterContext()</text:p>
          </table:table-cell>
          <table:table-cell table:style-name="Table3.B2" office:value-type="string">
            <text:p text:style-name="P1">Returns the 'actor' of the current character in the 'Character' context</text:p>
          </table:table-cell>
        </table:table-row>
        <table:table-row table:style-name="Table3.1">
          <table:table-cell table:style-name="Table3.A2" office:value-type="string">
            <text:p text:style-name="P1">$SpellgroupContext()</text:p>
          </table:table-cell>
          <table:table-cell table:style-name="Table3.B2" office:value-type="string">
            <text:p text:style-name="P1">The name of the spellgroup in the spellgroup context</text:p>
          </table:table-cell>
        </table:table-row>
        <table:table-row table:style-name="Table3.1">
          <table:table-cell table:style-name="Table3.A2" office:value-type="string">
            <text:p text:style-name="P1">$MonsterTypeContext()</text:p>
          </table:table-cell>
          <table:table-cell table:style-name="Table3.B2" office:value-type="string">
            <text:p text:style-name="P1">The name of the monster type in the nonsterType context</text:p>
          </table:table-cell>
        </table:table-row>
        <table:table-row table:style-name="Table3.1">
          <table:table-cell table:style-name="Table3.A2" office:value-type="string">
            <text:p text:style-name="P1">$RaceContext()</text:p>
          </table:table-cell>
          <table:table-cell table:style-name="Table3.B2" office:value-type="string">
            <text:p text:style-name="P1">The name of the race in the race context.</text:p>
          </table:table-cell>
        </table:table-row>
        <table:table-row table:style-name="Table3.1">
          <table:table-cell table:style-name="Table3.A2" office:value-type="string">
            <text:p text:style-name="P1">$TraitContext()</text:p>
          </table:table-cell>
          <table:table-cell table:style-name="Table3.B2" office:value-type="string">
            <text:p text:style-name="P1">The name of the trait in the trait context</text:p>
          </table:table-cell>
        </table:table-row>
        <table:table-row table:style-name="Table3.1">
          <table:table-cell table:style-name="Table3.A2" office:value-type="string">
            <text:p text:style-name="P1">$AbilityContext()</text:p>
          </table:table-cell>
          <table:table-cell table:style-name="Table3.B2" office:value-type="string">
            <text:p text:style-name="P1">The name of the ability in the ability context</text:p>
          </table:table-cell>
        </table:table-row>
      </table:table>
      <text:p text:style-name="Standard"/>
      <text:p text:style-name="Standard"/>
      <text:p text:style-name="Standard"/>
      <text:p text:style-name="Heading">Functions that have nothing to do with special abilities</text:p>
      <table:table table:name="Table5" table:style-name="Table5">
        <table:table-column table:style-name="Table5.A"/>
        <table:table-column table:style-name="Table5.B"/>
        <table:table-row>
          <table:table-cell table:style-name="Table5.A1" office:value-type="string">
            <text:p text:style-name="Standard">$DebugWrite(string)</text:p>
          </table:table-cell>
          <table:table-cell table:style-name="Table5.B1" office:value-type="string">
            <text:p text:style-name="Standard">Simply writes the string to the engine debug file "UafErr_Engine.txt". You should supply your own linefeed characters.</text:p>
          </table:table-cell>
        </table:table-row>
        <table:table-row>
          <table:table-cell table:style-name="Table5.A2" office:value-type="string">
            <text:p text:style-name="Standard">$NextCreatureIndex(creatureIndex, filter)</text:p>
          </table:table-cell>
          <table:table-cell table:style-name="Table5.B2" office:value-type="string">
            <text:p text:style-name="Standard">Given a creatureIndex, this function returns the next index or the empty string if there are no more. To get the index of the first creature, start with an empty string. The filter parameter allows you to skip over certain creatures. A value of 1 skips over dead creatures. A value of 2 skips over creatures friendly to the party. A value of 4 skips over creatures that are non-friendly. A value of 8 skips over creatures that are off the map. You add these values to skip over combinations. To skip over dead creatures and creatures off the map, specify 9. Other filter functions can be added if you find something useful. So, to look through all the living creatures you should start with an empty string and do $NextCreatureIndex until you get another empty string.</text:p>
            <text:p text:style-name="P5">index = $NextCreatureIndex("", 1)</text:p>
            <text:p text:style-name="P5">$WHILE (index != "")</text:p>
            <text:p text:style-name="P5">{</text:p>
            <text:p text:style-name="P6">index = $NextCreatureIndex(index, 1)</text:p>
            <text:p text:style-name="P5">};</text:p>
          </table:table-cell>
        </table:table-row>
        <text:soft-page-break/>
        <table:table-row>
          <table:table-cell table:style-name="Table5.A2" office:value-type="string">
            <text:p text:style-name="Standard">$RUN_CHAR_SCRIPTS (creatureIndex, scriptName)</text:p>
          </table:table-cell>
          <table:table-cell table:style-name="Table5.B2" office:value-type="string">
            <text:p text:style-name="Standard">See $IsLegalCreature for the meaning of 'creatureIndex'. This function searches the specified creature's Special Abilities for scripts of the given name. Any that are found are run until one of them returns a value starting with 'N'. If none returns an 'N' then, in combat mode, the associated combatant's Special Abilities are similarly searched and scripts are run in the same way. The scripts that are found share the Hook Parameters with the script containing this function call. Thus you can pass parameters to the called scripts and receive results back via the $GET/SET_HOOK_PARAM functions. The value returned by this function is currently undefined.</text:p>
          </table:table-cell>
        </table:table-row>
        <table:table-row>
          <table:table-cell table:style-name="Table5.A2" office:value-type="string">
            <text:p text:style-name="Standard">$RUN_CHAR_SE_SCRIPTS(actor, scriptName)</text:p>
          </table:table-cell>
          <table:table-cell table:style-name="Table5.B2" office:value-type="string">
            <text:p text:style-name="Standard">Certain spells attach a 'Spell Effect' (SE) to the target of the spell. <text:s/>This function examines each such SE attached to a character, finds the spell that caused the SE, and runs any of that spell's scripts with the provided name. <text:s/>These scripts run in the context of the spell and of the character to which the SE is attached. <text:s/>Hook parameter[5] will be set to an identifier that uniquely identifies the SE, so that,</text:p>
            <text:p text:style-name="Standard">for example, the script could use $REMOVE_SPELL_EFFECT() to remove the SE from the character.</text:p>
          </table:table-cell>
        </table:table-row>
        <table:table-row>
          <table:table-cell table:style-name="Table5.A2" office:value-type="string">
            <text:p text:style-name="Standard">$RUN_CHAR_PS_SCRIPTS(actor, scriptName)</text:p>
          </table:table-cell>
          <table:table-cell table:style-name="Table5.B2" office:value-type="string">
            <text:p text:style-name="Standard">When a spell is cast in combat, it may take some time for the casting to actually occur. <text:s/>During this time, the spell is kept in the caster's 'Pending Spell' (PS) list. <text:s/>This function ($RUN_CHAR_PS_SCRIPTS) examines a character's Pending Spell List and, for each entry in the list it searches the associated spell for a script by the provided name. <text:s/>These scripts are run in the context of the spell that is pending and in the context of the combatant who originally cast the spell.</text:p>
            <text:p text:style-name="Standard"/>
            <text:p text:style-name="Standard">If the return value of this function contains the letter 'R' then the spell is 'R'emoved from the combatant's Pending Spell List and the combatant continues to participate in the combat as if the casting time had expired but the spell fizzled.</text:p>
          </table:table-cell>
        </table:table-row>
        <table:table-row>
          <table:table-cell table:style-name="Table5.A2" office:value-type="string">
            <text:p text:style-name="Standard">$RUN_AREA_SE_SCRIPTS(scriptName, combatantIndex);</text:p>
          </table:table-cell>
          <table:table-cell table:style-name="Table5.B2" office:value-type="string">
            <text:p text:style-name="P8">Can only be used in combat.</text:p>
            <text:p text:style-name="P8">Some spells leave lingering effects on the combat map. <text:s/>These effects may affect the combatants who occupy the cells. <text:s/>A script can determine the effects on a combatant by running scripts associated with the spell that caused the lingering effects. <text:s/>See detailed documentation and example at <text:a xlink:type="simple" xlink:href="../SARunAreaSEScripts.html">$RUN_AREA_SE_SCRIPTS</text:a>.</text:p>
          </table:table-cell>
        </table:table-row>
        <table:table-row>
          <table:table-cell table:style-name="Table5.A2" office:value-type="string">
            <text:p text:style-name="Standard">$REMOVE_SPELL_EFFECT(actor, SEIdentifier)</text:p>
          </table:table-cell>
          <table:table-cell table:style-name="Table5.B2" office:value-type="string">
            <text:p text:style-name="Standard">See $RUN_CHAR_SE_SCRIPTS(). <text:s/>This function removes a 'Spell Effect' (SE) from a character.</text:p>
          </table:table-cell>
        </table:table-row>
        <text:soft-page-break/>
        <table:table-row>
          <table:table-cell table:style-name="Table5.A2" office:value-type="string">
            <text:p text:style-name="Standard">$CALL_GLOBAL_SCRIPT (SpecialAbilityName, ScriptName)</text:p>
          </table:table-cell>
          <table:table-cell table:style-name="Table5.B2" office:value-type="string">
            <text:p text:style-name="Standard">This function searches the Special Ability database for the <text:s/>specified script belonging to the specified Special Ability and runs it as a “Subroutine” of the calling script. <text:s/>In particular, the hook parameters are the same hook parameters and the context is the same context. <text:s/>It is very much as if you entered the text of the called script into the calling script itself. <text:s/>This feature allows you to have one copy of complex code rather than having to duplicate it in each script that needs the code.</text:p>
            <text:p text:style-name="Standard"/>
            <text:p text:style-name="Standard">The value returned by this function is the value returned by the called script. <text:s/>If no such script exists, then the value will be whatever is in hookParameter[0].</text:p>
            <text:p text:style-name="Standard"/>
            <text:p text:style-name="Standard">The word 'GLOBAL' only means that the script belongs to a Special Ability that is defined in the database but is not necessarily attached to any character, spell, etc.</text:p>
          </table:table-cell>
        </table:table-row>
        <table:table-row>
          <table:table-cell table:style-name="Table5.A2" office:value-type="string">
            <text:p text:style-name="Standard">$GET_SPELL_Level(SPELL)</text:p>
          </table:table-cell>
          <table:table-cell table:style-name="Table5.B2" office:value-type="string">
            <text:p text:style-name="Standard">Get the 'level' of the spell identified by spell ID 'SPELL</text:p>
          </table:table-cell>
        </table:table-row>
        <table:table-row>
          <table:table-cell table:style-name="Table5.A2" office:value-type="string">
            <text:p text:style-name="Standard">$GET_CHAR_Ready(actor, bodyLocation, itemNumber)</text:p>
          </table:table-cell>
          <table:table-cell table:style-name="Table5.B2" office:value-type="string">
            <text:p text:style-name="Standard">Gets the name of the item readied at the given body location. <text:s/>Because there may be several items readied at a particular body location, you must specify which – by providing an 'itemNumber'. <text:s/>'0' is the first item at that location, '1' is the second, etc.</text:p>
          </table:table-cell>
        </table:table-row>
        <table:table-row>
          <table:table-cell table:style-name="Table5.A2" office:value-type="string">
            <text:p text:style-name="Standard">$SET_CHAR_Ready(actor, bodyLocation, itemName)</text:p>
          </table:table-cell>
          <table:table-cell table:style-name="Table5.B2" office:value-type="string">
            <text:p text:style-name="Standard">Readies the named item at the given bodyLocation. 'itemName' may be blank to unready any item at that location.</text:p>
          </table:table-cell>
        </table:table-row>
        <table:table-row>
          <table:table-cell table:style-name="Table5.A2" office:value-type="string">
            <text:p text:style-name="Standard">$MODIFY_CHAR_&lt;attr&gt;</text:p>
          </table:table-cell>
          <table:table-cell table:style-name="Table5.B2" office:value-type="string">
            <text:p text:style-name="Standard">Applies a temporary modification to a character's attribute (such as Strength) <text:s/>See <text:a xlink:type="simple" xlink:href="../GPDL$MODIFY_CHAR_Attributes.html">$ModifyCharacterAttributes</text:a></text:p>
          </table:table-cell>
        </table:table-row>
        <table:table-row>
          <table:table-cell table:style-name="Table5.A2" office:value-type="string">
            <text:p text:style-name="Standard">$GET_PARTY_LOCATION()</text:p>
          </table:table-cell>
          <table:table-cell table:style-name="Table5.B2" office:value-type="string">
            <text:p text:style-name="Standard">Returns the party location in the form:</text:p>
            <text:p text:style-name="Standard">“/level/x/y”</text:p>
            <text:p text:style-name="Standard">For example “/3/14/5”</text:p>
          </table:table-cell>
        </table:table-row>
        <table:table-row>
          <table:table-cell table:style-name="Table5.A2" office:value-type="string">
            <text:p text:style-name="Standard">$COMBATANT_AVAILATTACKS(actor, value, function)</text:p>
          </table:table-cell>
          <table:table-cell table:style-name="Table5.B2" office:value-type="string">
            <text:p text:style-name="Standard">Examines/Modifies the number of attacks a combatant has available in the current combat round.</text:p>
            <text:p text:style-name="Standard">Function = 0 : Set Available Attacks to value.</text:p>
            <text:p text:style-name="Standard">Function = 1 : Add value to Available Attacks</text:p>
            <text:p text:style-name="Standard">Function returns new value of Available Attacks.</text:p>
            <text:p text:style-name="Standard">So, to examine Available Attacks, you should add zero.</text:p>
          </table:table-cell>
        </table:table-row>
        <table:table-row>
          <table:table-cell table:style-name="Table5.A2" office:value-type="string">
            <text:p text:style-name="Standard">$AddCombatant(monsterName, friendlyFlag)</text:p>
          </table:table-cell>
          <table:table-cell table:style-name="Table5.B2" office:value-type="string">
            <text:p text:style-name="Standard">Adds a monster to the combat. Eg: $AddCombatant("Ettin",0)</text:p>
          </table:table-cell>
        </table:table-row>
        <table:table-row>
          <table:table-cell table:style-name="Table5.A2" office:value-type="string">
            <text:p text:style-name="Standard">Delimited String Manipulation</text:p>
          </table:table-cell>
          <table:table-cell table:style-name="Table5.B2" office:value-type="string">
            <text:p text:style-name="Standard">See <text:a xlink:type="simple" xlink:href="../SADelimitedStrings.html">DelimitedStrings</text:a></text:p>
          </table:table-cell>
        </table:table-row>
        <table:table-row>
          <table:table-cell table:style-name="Table5.A2" office:value-type="string">
            <text:p text:style-name="Standard">$TeleportCombatant(id, x, y)</text:p>
          </table:table-cell>
          <table:table-cell table:style-name="Table5.B2" office:value-type="string">
            <text:p text:style-name="Standard">In combat only. 'id' is the 'combatant id' of the combatant to teleport to location (x,y). Eg: $TeleportCombatant($IndexOF($Myself()),12,22)</text:p>
          </table:table-cell>
        </table:table-row>
        <text:soft-page-break/>
        <table:table-row>
          <table:table-cell table:style-name="Table5.A2" office:value-type="string">
            <text:p text:style-name="Standard">$DialogSelect(string type);</text:p>
            <text:p text:style-name="Standard">$DialogSet(string id, string value);</text:p>
            <text:p text:style-name="Standard">$DialogDisplay();</text:p>
            <text:p text:style-name="Standard">$DialogGet(string id);</text:p>
          </table:table-cell>
          <table:table-cell table:style-name="Table5.B2" office:value-type="string">
            <text:p text:style-name="Standard">'type' is dialog window type. (“0” for now)</text:p>
            <text:p text:style-name="Standard">'id' is index of control within the dialog.</text:p>
            <text:p text:style-name="Standard">'value' is the text to display for a control.</text:p>
            <text:p text:style-name="Standard">See <text:a xlink:type="simple" xlink:href="../GPDLdialog.html"><text:span text:style-name="T1">GPDLDialog</text:span></text:a> for more details. </text:p>
          </table:table-cell>
        </table:table-row>
        <table:table-row>
          <table:table-cell table:style-name="Table5.A2" office:value-type="string">
            <text:p text:style-name="Standard">$SetFriendly(combatantID, value)</text:p>
          </table:table-cell>
          <table:table-cell table:style-name="Table5.B2" office:value-type="string">
            <text:p text:style-name="Standard">Value</text:p>
            <text:p text:style-name="Standard">0=No modification (default)</text:p>
            <text:p text:style-name="Standard">1=Unconditionally friendly</text:p>
            <text:p text:style-name="Standard">2=Unconditionally un-friendly</text:p>
            <text:p text:style-name="Standard">3=Toggle default friendly</text:p>
            <text:p text:style-name="Standard">any other=no change</text:p>
            <text:p text:style-name="Standard">Returns old value </text:p>
          </table:table-cell>
        </table:table-row>
        <table:table-row>
          <table:table-cell table:style-name="Table5.A2" office:value-type="string">
            <text:p text:style-name="Standard">$GetCombatRound()</text:p>
          </table:table-cell>
          <table:table-cell table:style-name="Table5.B2" office:value-type="string">
            <text:p text:style-name="Standard">Returns the current Round number. <text:s/>This number starts at zero and in incremented for each round of combat. <text:s/>The turn number can be computed by dividing the round number by 10.</text:p>
          </table:table-cell>
        </table:table-row>
        <table:table-row>
          <table:table-cell table:style-name="Table5.A2" office:value-type="string">
            <text:p text:style-name="Standard">$ComputeAttackDamage(attackerID, targetID)</text:p>
          </table:table-cell>
          <table:table-cell table:style-name="Table5.B2" office:value-type="string">
            <text:p text:style-name="Standard">Both Ids are combatant Ids. <text:s/>Perform the standard ToHit and Damage computations as if the attacker had attacked the target. <text:s/>Returns resultant HitPoint damage.</text:p>
          </table:table-cell>
        </table:table-row>
        <table:table-row>
          <table:table-cell table:style-name="Table5.A2" office:value-type="string">
            <text:p text:style-name="Standard">$ListAdjacentCombatants(combatantID)</text:p>
          </table:table-cell>
          <table:table-cell table:style-name="Table5.B2" office:value-type="string">
            <text:p text:style-name="Standard">In Combat only. <text:s/>List the 'CombatantID's of all combatants that are immediately adjacent to the parameter combatant. <text:s/>The result is a 'Delimited String'. <text:s/>For Example “|2|4|5|8”.</text:p>
          </table:table-cell>
        </table:table-row>
        <table:table-row>
          <table:table-cell table:style-name="Table5.A2" office:value-type="string">
            <text:p text:style-name="Standard">$DAT_Baseclass_Experience(class, level)</text:p>
            <text:p text:style-name="Standard">$DAT_Baseclass_Level(class, experience)</text:p>
          </table:table-cell>
          <table:table-cell table:style-name="Table5.B2" office:value-type="string">
            <text:p text:style-name="Standard">Fetches information from the 'baseclass.dat' file.</text:p>
            <text:p text:style-name="Standard">Example:</text:p>
            <text:p text:style-name="Standard">$DAT_Baseclass_Experience(“Cleric”, 5)</text:p>
            <text:p text:style-name="Standard">fetches the minimum experience requirement for a level 7 cleric.</text:p>
          </table:table-cell>
        </table:table-row>
        <table:table-row>
          <table:table-cell table:style-name="Table5.A2" office:value-type="string">
            <text:p text:style-name="Standard">$IsLineOfSight(x1, y1, x2, y2, unused)</text:p>
          </table:table-cell>
          <table:table-cell table:style-name="Table5.B2" office:value-type="string">
            <text:p text:style-name="Standard">Combat only. <text:s/>Returns “” or “1” depending on whether a character can see the location (x2,y2) from (x1,y1). <text:s/>The unused parameter may be used someday to add flags such as “Character can see over Orcs less than two inches tall”.</text:p>
          </table:table-cell>
        </table:table-row>
        <table:table-row>
          <table:table-cell table:style-name="Table5.A2" office:value-type="string">
            <text:p text:style-name="Standard">$GET_SPELLBOOK(actor, delimiters)</text:p>
          </table:table-cell>
          <table:table-cell table:style-name="Table5.B2" office:value-type="string">
            <text:p text:style-name="Standard">Gets information that the player would see on the “Memorize” page during the game: <text:s/>See <text:a xlink:type="simple" xlink:href="../GPDL$GET_SPELLBOOK.html">GPDL$GET_SPELLBOOK</text:a></text:p>
          </table:table-cell>
        </table:table-row>
        <table:table-row>
          <table:table-cell table:style-name="Table5.A2" office:value-type="string">
            <text:p text:style-name="Standard">$SelectSpell(actor , string)</text:p>
          </table:table-cell>
          <table:table-cell table:style-name="Table5.B2" office:value-type="string">
            <text:p text:style-name="Standard">Provide the name of the spell to select.</text:p>
          </table:table-cell>
        </table:table-row>
        <table:table-row>
          <table:table-cell table:style-name="Table5.A2" office:value-type="string">
            <text:p text:style-name="Standard">$CastSpellOnTarget(Target, Spell)</text:p>
            <text:p text:style-name="Standard">$CastSpellOnTargetAs(Target, Spell, Caster)</text:p>
          </table:table-cell>
          <table:table-cell table:style-name="Table5.B2" office:value-type="string">
            <text:p text:style-name="Standard">Provides a way that a script can cast a spell on a character.</text:p>
            <text:p text:style-name="Standard">Target and Caster are actors.</text:p>
            <text:p text:style-name="Standard">Spell is the name of a spell.</text:p>
            <text:p text:style-name="Standard">If a Caster is provided then that character casts the spell; otherwise, a fake, high-level Cleric-Mage is temporarily created to cast the spell.</text:p>
          </table:table-cell>
        </table:table-row>
        <table:table-row>
          <table:table-cell table:style-name="Table5.A2" office:value-type="string">
            <text:p text:style-name="Standard">$Memorize(actor)</text:p>
          </table:table-cell>
          <table:table-cell table:style-name="Table5.B2" office:value-type="string">
            <text:p text:style-name="Standard">Memorize selected spells</text:p>
          </table:table-cell>
        </table:table-row>
        <table:table-row>
          <table:table-cell table:style-name="Table5.A2" office:value-type="string">
            <text:p text:style-name="Standard">$SetMemorizeCount(string spell,adj)</text:p>
          </table:table-cell>
          <table:table-cell table:style-name="Table5.B2" office:value-type="string">
            <text:p text:style-name="Standard">Sets the 'Memorized' count for a particular spell in a <text:soft-page-break/>particular character's spellbook. <text:s/>The “adj” parameter can be an absolute number or a number preceeded by a plus or minus sign to add or subtract from the current count. <text:s/>The result of the function is the new memorized count, which will be limited to non-negative values. <text:s/>If the character does not have such a spell, then the function will return “-1” (minus one).</text:p>
          </table:table-cell>
        </table:table-row>
        <table:table-row>
          <table:table-cell table:style-name="Table5.A2" office:value-type="string">
            <text:p text:style-name="Standard"><text:a xlink:type="simple" xlink:href="../SAMonsterPlacement.html">$MonsterPlacement(string</text:a>)</text:p>
          </table:table-cell>
          <table:table-cell table:style-name="Table5.B2" office:value-type="string">
            <text:p text:style-name="Standard">Place monsters in combat.</text:p>
          </table:table-cell>
        </table:table-row>
        <table:table-row>
          <table:table-cell table:style-name="Table5.A2" office:value-type="string">
            <text:p text:style-name="Standard">$SetWall (level,x,y,facing,value)</text:p>
            <text:p text:style-name="Standard">$SetDoor</text:p>
            <text:p text:style-name="Standard">$SetOverlay</text:p>
            <text:p text:style-name="Standard">$SetBackground</text:p>
            <text:p text:style-name="Standard">$SetBlockage</text:p>
            <text:p text:style-name="Standard"/>
            <text:p text:style-name="Standard">$GetWall(level,x,y,facing)</text:p>
            <text:p text:style-name="Standard">$GetDoor</text:p>
            <text:p text:style-name="Standard">$GetOverlay</text:p>
            <text:p text:style-name="Standard">$GetBackground</text:p>
            <text:p text:style-name="Standard">$GetBlockage</text:p>
          </table:table-cell>
          <table:table-cell table:style-name="Table5.B2" office:value-type="string">
            <text:p text:style-name="Standard">Provide 'overrides' for the wall, door, etc that is displayed in a dungeon cell. <text:s/>For the Wall, Door, and Overlay the value is a wall-slot number. <text:s/>The $SetDoor will cause the door associated with the specified wall-slot to be displayed.</text:p>
            <text:p text:style-name="Standard"/>
            <text:p text:style-name="Standard">The levels are numbered starting with 1. <text:s/>The 'facing' is 0=North, 1=East, 2=South, and 3=West. <text:s/>The x and y values will be taken modulo the width and height of the level. <text:s/>Thus, if x is negative one, it will be interpreted as the rightmost cell on the level. <text:s/>This makes it easier to supply overrides for both sides of a wall because you need not worry about the level actually having the topology of a torus.</text:p>
            <text:p text:style-name="Standard"/>
            <text:p text:style-name="Standard">If you provide a value equal to 255, the override will be removed and the display will return to that provided by the editor.</text:p>
            <text:p text:style-name="Standard"/>
            <text:p text:style-name="Standard">The $SetBlockage can be used to force the area view to force particular area view drawing. <text:s/>By adding a constant to the blockage value:</text:p>
            <text:p text:style-name="Standard"><text:line-break/>00 - Normal processing - Normal blockage<text:line-break/>16 - Never draw a wall here<text:line-break/>32 - Always draw a wall here - Normal blockage<text:line-break/>48 - Normal processing - No blockage<text:line-break/>64 - Always draw a wall here - No blockage<text:line-break/>80 - Normal processing - Blocked<text:line-break/>96 = Always draw a wall - Blocked </text:p>
            <text:p text:style-name="Standard"/>
            <text:p text:style-name="Standard">'Blocked' means the graphic representation in the area view only and has nothing to do with whether the party can pass.<text:line-break/><text:line-break/>'Normal processing' means to draw a wall if one exists (or has an override) and it is designated as 'draw Area View' in editor.<text:line-break/><text:line-break/><text:soft-page-break/>'Normal Blockage' is blockage defined for the wall in the editor (or override). </text:p>
          </table:table-cell>
        </table:table-row>
        <table:table-row>
          <table:table-cell table:style-name="Table5.A2" office:value-type="string">
            <text:p text:style-name="Standard">$IntegerTable(SAName,table,value,operation)</text:p>
          </table:table-cell>
          <table:table-cell table:style-name="Table5.B2" office:value-type="string">
            <text:p text:style-name="Standard">This function allow you to lookup and search tables of integers. <text:s/>A table is defined in a Special Ability, in an entry marked as an 'Integer Table', containing integers, one to a line. <text:s/>Each integer can be followed by a non-numeric character followed by a comment. <text:s/>For example, an experience table might look like this:</text:p>
            <text:p text:style-name="Standard"/>
            <text:p text:style-name="Standard">0</text:p>
            <text:p text:style-name="Standard">1000 ; Experience for level 1 Cleric.</text:p>
            <text:p text:style-name="Standard">2000</text:p>
            <text:p text:style-name="Standard">4000</text:p>
            <text:p text:style-name="Standard">8000 <text:s text:c="2"/></text:p>
            <text:p text:style-name="Standard"/>
            <text:p text:style-name="Standard">The table entries are indexed starting at zero. <text:s/>In the example, the entry corresponding to index 3 would be 4000.</text:p>
            <text:p text:style-name="Standard"/>
            <text:p text:style-name="Standard">The function takes four parameters:</text:p>
            <text:list xml:id="list42402183" text:style-name="L4">
              <text:list-item>
                <text:p text:style-name="P12">Name of the Special Ability that contains the table.</text:p>
              </text:list-item>
              <text:list-item>
                <text:p text:style-name="P12">Name of the Table</text:p>
              </text:list-item>
              <text:list-item>
                <text:p text:style-name="P12">An integer value used to find the desired line of the table. <text:s/>(See below)</text:p>
              </text:list-item>
              <text:list-item>
                <text:p text:style-name="P12">A search operation. <text:s/>The engine only examines the first character of the operation so you can abbreviate it or misspell it if you like that sort of thing.</text:p>
              </text:list-item>
            </text:list>
            <text:p text:style-name="Heading">The Operation</text:p>
            <text:p text:style-name="Text_20_body">“Index” - This operation uses the integer value as an index into the table and the function returns the value of the corresponding table entry. </text:p>
            <text:p text:style-name="Text_20_body"/>
            <text:p text:style-name="Text_20_body">“Equal” - this operation returns the index of the table entry that equals the specified value. <text:s/>If none is equal then it returns -1.</text:p>
            <text:p text:style-name="Text_20_body"/>
            <text:p text:style-name="Text_20_body">“Greater” - This operation returns the index of the first entry greater than the specified value. <text:s/>If none is greater then it returns the number of entries in the table.</text:p>
            <text:p text:style-name="Text_20_body"/>
            <text:p text:style-name="Text_20_body">“Less” - This operation returns the index of the first table entry less than the specified value. <text:s/>If none is less, then it <text:soft-page-break/>returns the number of entries in the table.</text:p>
            <text:p text:style-name="Text_20_body"/>
            <text:p text:style-name="Heading">Errors</text:p>
            <text:p text:style-name="Text_20_body"/>
            <text:p text:style-name="Text_20_body">The function can return several different error codes which will be negative:</text:p>
            <text:list xml:id="list42415697" text:style-name="L5">
              <text:list-item>
                <text:p text:style-name="P20">-1 No 'Equal' entry was found in the table</text:p>
              </text:list-item>
              <text:list-item>
                <text:p text:style-name="P20">-2 Special Ability entry was not marked as being an 'Integer Table”</text:p>
              </text:list-item>
              <text:list-item>
                <text:p text:style-name="P20">-3 No Special Ability entry found with the specified Table Name</text:p>
              </text:list-item>
              <text:list-item>
                <text:p text:style-name="P20">-4 No Special Ability was found with the specified SAName.</text:p>
              </text:list-item>
            </text:list>
          </table:table-cell>
        </table:table-row>
        <table:table-row>
          <table:table-cell table:style-name="Table5.A2" office:value-type="string">
            <text:p text:style-name="Standard">$SET_PARTY_XY(x, y)</text:p>
          </table:table-cell>
          <table:table-cell table:style-name="Table5.B2" office:value-type="string">
            <text:p text:style-name="Standard">Sets the Party location on the current level. <text:s/>To change the party's level, you can put a Transfer Event somewhere on the same level and $Set_PARTY_XY to the location of that Transfer Event.</text:p>
            <text:p text:style-name="Standard"/>
            <text:p text:style-name="Standard">This function works under the following circumstances:</text:p>
            <text:list xml:id="list42392822" text:style-name="L6">
              <text:list-item>
                <text:p text:style-name="P13">When executed in a GPDL Function used as an 'Event Trigger' in an Event Chain.</text:p>
              </text:list-item>
              <text:list-item>
                <text:p text:style-name="P13">When executed within a Logic Block Event</text:p>
              </text:list-item>
              <text:list-item>
                <text:p text:style-name="P13">When executed in a 'Begin Script' for a Spell that is 'CAST' while the party is 'ENCAMPED'.</text:p>
              </text:list-item>
              <text:list-item>
                <text:p text:style-name="P13">When executed in the 'Begin Script' of a Spell attached to an Item that a PC 'USES' in Combat.</text:p>
              </text:list-item>
            </text:list>
            <text:p text:style-name="Standard">In all cases, the party is moved as quickly as possible without further processing of the event chain or the spell. <text:s/>For example, a 'Heal' spell that contains this function in its Begin Script will do no healing.</text:p>
            <text:p text:style-name="Standard"/>
            <text:p text:style-name="Standard">If the Party is moved to a cell containing a Transfer Event and you do not want the player to see that cell before being transferred, then the Transfer Event should have the 'Activate when Party attempts entry' option selected.</text:p>
          </table:table-cell>
        </table:table-row>
        <table:table-row>
          <table:table-cell table:style-name="Table5.A2" office:value-type="string">
            <text:p text:style-name="Standard">$ForEachPartyMember (SpecialAbilityName, ScriptName)</text:p>
          </table:table-cell>
          <table:table-cell table:style-name="Table5.B2" office:value-type="string">
            <text:p text:style-name="Standard">For each character in the party, this function runs the script described by the two parameters. <text:s/>The script will run with $CharacterContext defined for that character.</text:p>
          </table:table-cell>
        </table:table-row>
        <table:table-row>
          <table:table-cell table:style-name="Table5.A2" office:value-type="string">
            <text:p text:style-name="Standard">$ForEachPossession(actor, scriptName)</text:p>
          </table:table-cell>
          <table:table-cell table:style-name="Table5.B2" office:value-type="string">
            <text:p text:style-name="Standard">For each item in the character' possession, this function will search the item's Special Abilities and run any scripts with the given name. <text:s/>The scripts will run with <text:soft-page-break/>$CharacterContext and $ItemContext. <text:s/>The $ItemContext will be specific for each possession so that if the character possesses two items with the same name, the script will be run twice and each $ItemContext will indicate one item the first time and a different item the second time.</text:p>
          </table:table-cell>
        </table:table-row>
        <table:table-row>
          <table:table-cell table:style-name="Table5.A2" office:value-type="string">
            <text:p text:style-name="Standard">$GetCombatantState(actor)</text:p>
          </table:table-cell>
          <table:table-cell table:style-name="Table5.B2" office:value-type="string">
            <text:p text:style-name="Standard">'actor' is a combatant context.</text:p>
            <text:p text:style-name="Standard">This function returns one of the following:</text:p>
            <text:p text:style-name="Standard"><text:s text:c="2"/>"ICS_None" – Waiting for player choice</text:p>
            <text:p text:style-name="Standard"><text:s text:c="2"/>"ICS_Casting"</text:p>
            <text:p text:style-name="Standard"><text:s text:c="2"/>"ICS_Attacking"</text:p>
            <text:p text:style-name="Standard"><text:s text:c="2"/>"ICS_Guarding"</text:p>
            <text:p text:style-name="Standard"><text:s text:c="2"/>"ICS_Bandaging"</text:p>
            <text:p text:style-name="Standard"><text:s text:c="2"/>"ICS_Using"</text:p>
            <text:p text:style-name="Standard"><text:s text:c="2"/>"ICS_Moving"</text:p>
            <text:p text:style-name="Standard"><text:s text:c="2"/>"ICS_Turning"</text:p>
            <text:p text:style-name="Standard"><text:s text:c="2"/>"ICS_Fleeing"</text:p>
            <text:p text:style-name="Standard"><text:s text:c="2"/>"ICS_Fled"</text:p>
            <text:p text:style-name="Standard"><text:s text:c="2"/>"ICS_ContinueGuarding" – Continue guard into new round</text:p>
            <text:p text:style-name="Standard"/>
          </table:table-cell>
        </table:table-row>
        <table:table-row>
          <table:table-cell table:style-name="Table5.A2" office:value-type="string">
            <text:p text:style-name="Standard">$IsIdentified(actor, key, what)</text:p>
          </table:table-cell>
          <table:table-cell table:style-name="Table5.B2" office:value-type="string">
            <text:p text:style-name="Standard">See: <text:a xlink:type="simple" xlink:href="../SAIdentificationHooks.html">Identification Hooks</text:a></text:p>
          </table:table-cell>
        </table:table-row>
        <table:table-row>
          <table:table-cell table:style-name="Table5.A2" office:value-type="string">
            <text:p text:style-name="Standard">$GetFriendly(combatantIndex, type)</text:p>
          </table:table-cell>
          <table:table-cell table:style-name="Table5.B2" office:value-type="string">
            <text:list xml:id="list42415213" text:style-name="L7">
              <text:list-item>
                <text:p text:style-name="P14">Actor should be a character in combat or a combatant</text:p>
              </text:list-item>
              <text:list-item>
                <text:p text:style-name="P14">type is the type of data you want.</text:p>
              </text:list-item>
            </text:list>
            <text:p text:style-name="Standard"/>
            <text:p text:style-name="Standard">Each combatant starts combat with a 'basic' friendliness. <text:s/>Monsters are generally not friendly and party members are generally friendly. <text:s/>A script can adjust the friendliness of a combatant with the $SetFriendly function.</text:p>
            <text:p text:style-name="Standard"/>
            <text:p text:style-name="Standard">If (type == "B") result is Basic friendliness</text:p>
            <text:p text:style-name="Standard">0 = not friendly</text:p>
            <text:p text:style-name="Standard">1 = friendly</text:p>
            <text:p text:style-name="Standard"/>
            <text:p text:style-name="Standard">If (type == "A") result is Adjustment to friendliness</text:p>
            <text:p text:style-name="Standard">0 = no adjustment</text:p>
            <text:p text:style-name="Standard">1 = forced to be friendly</text:p>
            <text:p text:style-name="Standard">2 = forced to be not friendly</text:p>
            <text:p text:style-name="Standard">3 = toggle friendly</text:p>
            <text:p text:style-name="Standard"/>
            <text:p text:style-name="Standard">If (type == "F") result is Final adjusted friendliness</text:p>
            <text:p text:style-name="Standard">0 = not friendly</text:p>
            <text:p text:style-name="Standard">1 = friendly</text:p>
            <text:p text:style-name="Standard"/>
            <text:p text:style-name="Standard">Else result is "Huh?";</text:p>
          </table:table-cell>
        </table:table-row>
        <table:table-row>
          <table:table-cell table:style-name="Table5.A2" office:value-type="string">
            <text:p text:style-name="Standard">$SkillAdj(actor, skill, id, type, value)</text:p>
          </table:table-cell>
          <table:table-cell table:style-name="Table5.B2" office:value-type="string">
            <text:list xml:id="list42384527" text:style-name="L8">
              <text:list-item>
                <text:p text:style-name="P15">actor identifies the character to modify.</text:p>
              </text:list-item>
              <text:list-item>
                <text:p text:style-name="P15"><text:soft-page-break/>skill is the name of the skill to be adjusted. <text:s/>For example: “BackstabMultiplier”.</text:p>
              </text:list-item>
              <text:list-item>
                <text:p text:style-name="P15">id is an arbitrary string you can use to identify the adjustment. <text:s/>A skill may have many adjustments and the id would be used to identify a particular adjustment to be added/modified/removed and to determine the order that the adjustments are made.</text:p>
              </text:list-item>
              <text:list-item>
                <text:p text:style-name="P15">type defines the type of adjustment to be made to the skill</text:p>
              </text:list-item>
            </text:list>
            <text:list xml:id="list42395284" text:style-name="L9">
              <text:list-item>
                <text:p text:style-name="P16">'+' : the value will be added to the skill.</text:p>
              </text:list-item>
              <text:list-item>
                <text:p text:style-name="P16">'-' : the value will be subtracted from the skill</text:p>
              </text:list-item>
              <text:list-item>
                <text:p text:style-name="P16">'*' : The skill will be multiplied by the value</text:p>
              </text:list-item>
              <text:list-item>
                <text:p text:style-name="P16">'D' : the adjustment will be deleted.</text:p>
              </text:list-item>
              <text:list-item>
                <text:p text:style-name="P16">'% : the adjustment is a percentage adjustment. For example 110 would cause the skill to be increased by 10 percent.</text:p>
              </text:list-item>
              <text:list-item>
                <text:p text:style-name="P16">'=' : the skill will be set to an absolute value.</text:p>
              </text:list-item>
              <text:list-item>
                <text:p text:style-name="P16">'F' : Compute the 'F'inal skill value after all modifications and adjustments have been made.</text:p>
              </text:list-item>
              <text:list-item>
                <text:p text:style-name="P16">'A' : return the named 'A'djustment for a particular id. <text:s/>This option does not check to see that such a skill exists or if basclass-level or ability-score adjustments exist. <text:s/>It only retrieves the adjustment created with the specified id. <text:s/>If no such 'named' adjustment exists, the return value is “noSkill”.</text:p>
              </text:list-item>
              <text:list-item>
                <text:p text:style-name="P16">'B' : Return the highest skill value before any modifications or adjustments. <text:s/>If there is none, then it returns an empty string.</text:p>
              </text:list-item>
            </text:list>
            <text:list xml:id="list42407806" text:style-name="L10">
              <text:list-item>
                <text:p text:style-name="P17">value is the numeric adjustment to be made.</text:p>
              </text:list-item>
            </text:list>
            <text:p text:style-name="Standard"/>
            <text:p text:style-name="Standard">The function returns the skill value for the 'B', 'F', and 'A' cases and otherwise an empty string. <text:s/>A special reservered value of “NoSkill” is returned when the character has no such skill. <text:s/>If this special value is intepreted as an integer, it will result in a numeric value of zero.</text:p>
            <text:p text:style-name="Standard"/>
            <text:p text:style-name="Standard">A character can have any number of skills. <text:s/>Generally, the skills are defined in the baseclass data (for example, a thief might have a 'PickPocket' skill). <text:s/>The baseclass and race databases can also define modifiecations to the skill's value based on ability scores and baseclass levels. <text:s/>When a skill is required, the engine finds the highest skill value definition among the character's baseclasses and race (There are exceptions for some system-defined skills. <text:s/>For example, MaxLevel$SYS$ uses the smallest value.). <text:s/>It then applies (in this order) the baseclass, race, and ability <text:soft-page-break/>adjustments, first from the race database and then from the baseclass data bases in alphabetical order (again, exceptions may exist for system-defined skills. <text:s/>For example, MaxLevel$SYS only uses one baseclass for multi-baseclass characters.). <text:s/>Then the final value is subject to modification as a result of adjustments specified by $SkillAdj(). <text:s/>If there are several $SkillAdj() adjustments for a single skill, then they are performed in alphbetical order of the associated 'id' identifiers.</text:p>
            <text:p text:style-name="Standard"/>
            <text:p text:style-name="Standard">$SkillAdj() can add a skill to a character that he would otherwise not have. <text:s/>The skill need not appear in the baseclass or race database. <text:s/>The skill value will then be assumed to be zero before the adjustment is applied.</text:p>
            <text:p text:style-name="Standard"/>
            <text:p text:style-name="Standard">Adjustments for a character must be unique in the skill name and id. <text:s/>If $SkillAdj() attempts to add an adjustment for a skill/id that already exists, then the old type and value are replaced.</text:p>
            <text:p text:style-name="Standard"/>
          </table:table-cell>
        </table:table-row>
        <table:table-row>
          <table:table-cell table:style-name="Table5.A2" office:value-type="string">
            <text:p text:style-name="Standard">$SpellAdj(actor,school,id,first,last,p,b)</text:p>
          </table:table-cell>
          <table:table-cell table:style-name="Table5.B2" office:value-type="string">
            <text:p text:style-name="Standard">For an individual character, we compute the number of spells he can cast in each spell school and at each spell level.  For each individual character and each spell school and for each spell level within that school you want this number to be temporarily or permanently modified. <text:line-break/><text:line-break/>So we provide a two-dimensional matrix for each character.... <text:line-break/><text:line-break/>The row names the spell school. <text:line-break/>There is a column for each spell level. <text:line-break/><text:line-break/>Each entry gives the adjustment to the computed number of spells allowed for that school and spell level. <text:s text:c="2"/>And each entry might have several modifications (A red magic wrench might halve an entry and a blue magic wrench might double it; canceling each other). <text:line-break/><text:line-break/>This function that provides seven parameters. </text:p>
            <text:list xml:id="list42390854" text:style-name="L11">
              <text:list-item>
                <text:p text:style-name="P18">The Character (actor)</text:p>
              </text:list-item>
              <text:list-item>
                <text:p text:style-name="P18">The spell School (or "*" for all) </text:p>
              </text:list-item>
              <text:list-item>
                <text:p text:style-name="P18">An Identification (In case there are multiple modifications for a single school/level) </text:p>
              </text:list-item>
              <text:list-item>
                <text:p text:style-name="P18">The first spell level to modify.</text:p>
              </text:list-item>
              <text:list-item>
                <text:p text:style-name="P18">The last spell level to modify. </text:p>
              </text:list-item>
              <text:list-item>
                <text:p text:style-name="P18">Two constants (p and b) defining a linear <text:line-break/>transformation (999999,n to remove <text:line-break/>the n-th layer of transformation with the <text:line-break/><text:soft-page-break/>specified Identification.) <text:line-break/>newValue = p*oldValue/100 + b <text:line-break/><text:line-break/>p= percent <text:line-break/>b = bonus <text:line-break/><text:line-break/>To double use: a=200 b=0 <text:line-break/>To halve use: a=50 b=0 <text:line-break/>To disable use: a=0 b=0 <text:line-break/>To add 3 use: a=100 b=3 <text:line-break/>To subtract one use: a=100 b=-1 <text:line-break/>To set to 5 use: a=0 b=5 <text:line-break/>To remove oldest adjustment use: a=999999 b=0 <text:line-break/><text:line-break/>Adjustments would be made in alphabetic order <text:line-break/>of Identification and first-in/first-out <text:line-break/>(adjustments with the same identification get <text:line-break/>done in the same order they were created). </text:p>
              </text:list-item>
            </text:list>
          </table:table-cell>
        </table:table-row>
        <table:table-row>
          <table:table-cell table:style-name="Table5.A2" office:value-type="string">
            <text:p text:style-name="Standard">$GetHighestLevelBaseclass(index)</text:p>
          </table:table-cell>
          <table:table-cell table:style-name="Table5.B2" office:value-type="string">
            <text:p text:style-name="Standard">'index' is party index outside of combat and combatant index when in combat. <text:s/>The function examines the character's baseclasses and returns the name of the baseclass with the highest level. <text:s/>An empty string indicates some sort of error...no such character, for example.</text:p>
          </table:table-cell>
        </table:table-row>
        <table:table-row>
          <table:table-cell table:style-name="Table5.A2" office:value-type="string">
            <text:p text:style-name="Standard">$GetBaseclassLevel(index, baseclassName)</text:p>
          </table:table-cell>
          <table:table-cell table:style-name="Table5.B2" office:value-type="string">
            <text:p text:style-name="Standard">Return the current of the character's baseclass. <text:s/>A return value of zero indicates some error.</text:p>
          </table:table-cell>
        </table:table-row>
        <table:table-row>
          <table:table-cell table:style-name="Table5.A2" office:value-type="string">
            <text:p text:style-name="Standard">$RollHitPointDice(baseclassName, low, high)</text:p>
          </table:table-cell>
          <table:table-cell table:style-name="Table5.B2" office:value-type="string">
            <text:p text:style-name="Standard">When a character gains a level in a baseclass, he gains Hit Points as defined in the baseclass definition. <text:s/>The number of hitpoints is defined as a dice roll of the form nDm+k. <text:s/>For example: 1D10+0 or 0D0+2. <text:s/>This function performs those dice rolls for each level from low to high and returns the sum of the results.</text:p>
          </table:table-cell>
        </table:table-row>
        <table:table-row>
          <table:table-cell table:style-name="Table5.A2" office:value-type="string">
            <text:p text:style-name="Standard">$DAT_Race_xxxxxx</text:p>
          </table:table-cell>
          <table:table-cell table:style-name="Table5.B2" office:value-type="string">
            <text:p text:style-name="Standard">Get values from the Race Database.</text:p>
            <text:p text:style-name="Standard">See <text:a xlink:type="simple" xlink:href="../GPDL$DAT_Race.html">GPDL$DAT_Race</text:a></text:p>
          </table:table-cell>
        </table:table-row>
        <table:table-row>
          <table:table-cell table:style-name="Table5.A2" office:value-type="string">
            <text:p text:style-name="Standard">$DAT_Item_xxxxx</text:p>
          </table:table-cell>
          <table:table-cell table:style-name="Table5.B2" office:value-type="string">
            <text:p text:style-name="Standard">Get values from the Items Database</text:p>
            <text:p text:style-name="Standard">See <text:a xlink:type="simple" xlink:href="../GPDL$DAT_Item.html">GPDL$DAT_Item</text:a></text:p>
          </table:table-cell>
        </table:table-row>
        <table:table-row>
          <table:table-cell table:style-name="Table5.A2" office:value-type="string">
            <text:p text:style-name="Standard">$DAT_Class_xxxxx</text:p>
          </table:table-cell>
          <table:table-cell table:style-name="Table5.B2" office:value-type="string">
            <text:p text:style-name="Standard">Get values from the Items Database</text:p>
            <text:p text:style-name="Standard">See <text:a xlink:type="simple" xlink:href="../GPDL$DAT_Class.html">GPDL$DAT_C</text:a>lass</text:p>
          </table:table-cell>
        </table:table-row>
        <table:table-row>
          <table:table-cell table:style-name="Table5.A2" office:value-type="string">
            <text:p text:style-name="Standard">$GET_CONFIG(name)</text:p>
          </table:table-cell>
          <table:table-cell table:style-name="Table5.B2" office:value-type="string">
            <text:p text:style-name="Standard">Get values from “config'txt”.</text:p>
            <text:p text:style-name="Standard">See <text:a xlink:type="simple" xlink:href="../GPDL$GET_CONFIG.html">GPDL$GET_CONFIG</text:a></text:p>
          </table:table-cell>
        </table:table-row>
        <table:table-row>
          <table:table-cell table:style-name="Table5.A2" office:value-type="string">
            <text:p text:style-name="Standard">$GrSet, $GrPrint, etc....</text:p>
          </table:table-cell>
          <table:table-cell table:style-name="Table5.B2" office:value-type="string">
            <text:p text:style-name="Standard">See <text:a xlink:type="simple" xlink:href="../SAGraphicsDrawingFunctions.html">GraphicsDraqwingFunctions</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al Abilities Scripts</dc:title>
    <meta:initial-creator>Paul Stevens</meta:initial-creator>
    <meta:creation-date>2010-05-07T12:45:33</meta:creation-date>
    <meta:editing-duration>PT602H27M06S</meta:editing-duration>
    <dc:date>2014-09-07T22:25:10.44</dc:date>
    <dc:creator>Paul Stevens</dc:creator>
    <meta:generator>OpenOffice.org/3.2$Win32 OpenOffice.org_project/320m18$Build-9502</meta:generator>
    <meta:editing-cycles>160</meta:editing-cycles>
    <meta:document-statistic meta:table-count="4" meta:image-count="0" meta:object-count="0" meta:page-count="18" meta:paragraph-count="599" meta:word-count="5568" meta:character-count="35363"/>
  </office:meta>
</office:document-meta>
</file>